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8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34.39pt"/>
    </style:style>
    <style:style style:name="co5" style:family="table-column">
      <style:table-column-properties fo:break-before="auto" style:column-width="146.21pt"/>
    </style:style>
    <style:style style:name="co6" style:family="table-column">
      <style:table-column-properties fo:break-before="auto" style:column-width="127.11pt"/>
    </style:style>
    <style:style style:name="co7" style:family="table-column">
      <style:table-column-properties fo:break-before="auto" style:column-width="11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nk 5</text:p>
          </table:table-cell>
          <table:table-cell table:number-columns-repeated="3"/>
          <table:table-cell office:value-type="string" calcext:value-type="string">
            <text:p>Rank 4</text:p>
          </table:table-cell>
          <table:table-cell table:number-columns-repeated="6"/>
          <table:table-cell office:value-type="string" calcext:value-type="string">
            <text:p>Rank 6</text:p>
          </table:table-cell>
          <table:table-cell table:number-columns-repeated="19"/>
        </table:table-row>
        <table:table-row table:style-name="ro1">
          <table:table-cell office:value-type="float" office:value="761790.7" calcext:value-type="float">
            <text:p>761790.7</text:p>
          </table:table-cell>
          <table:table-cell office:value-type="float" office:value="763760" calcext:value-type="float">
            <text:p>763760</text:p>
          </table:table-cell>
          <table:table-cell table:formula="of:=[.B2]-[.A2]" office:value-type="float" office:value="1969.30000000005" calcext:value-type="float">
            <text:p>1969.3000000001</text:p>
          </table:table-cell>
          <table:table-cell/>
          <table:table-cell office:value-type="float" office:value="495926.8" calcext:value-type="float">
            <text:p>495926.8</text:p>
          </table:table-cell>
          <table:table-cell office:value-type="float" office:value="496879.4" calcext:value-type="float">
            <text:p>496879.4</text:p>
          </table:table-cell>
          <table:table-cell table:formula="of:=[.F2]-[.E2]" office:value-type="float" office:value="952.600000000035" calcext:value-type="float">
            <text:p>952.6</text:p>
          </table:table-cell>
          <table:table-cell/>
          <table:table-cell office:value-type="float" office:value="979540.2" calcext:value-type="float">
            <text:p>979540.2</text:p>
          </table:table-cell>
          <table:table-cell table:formula="of:=[.I2]-#REF!" office:value-type="string" office:string-value="" calcext:value-type="error">
            <text:p>#REF!</text:p>
          </table:table-cell>
          <table:table-cell/>
          <table:table-cell office:value-type="float" office:value="232163.5" calcext:value-type="float">
            <text:p>232163.5</text:p>
          </table:table-cell>
          <table:table-cell office:value-type="float" office:value="233597" calcext:value-type="float">
            <text:p>233597</text:p>
          </table:table-cell>
          <table:table-cell office:value-type="float" office:value="1699" calcext:value-type="float">
            <text:p>1699</text:p>
          </table:table-cell>
          <table:table-cell table:number-columns-repeated="17"/>
        </table:table-row>
        <table:table-row table:style-name="ro1">
          <table:table-cell office:value-type="float" office:value="499154.7" calcext:value-type="float">
            <text:p>499154.7</text:p>
          </table:table-cell>
          <table:table-cell office:value-type="float" office:value="501214" calcext:value-type="float">
            <text:p>501214</text:p>
          </table:table-cell>
          <table:table-cell table:formula="of:=[.B3]-[.A3]" office:value-type="float" office:value="2059.29999999999" calcext:value-type="float">
            <text:p>2059.3</text:p>
          </table:table-cell>
          <table:table-cell/>
          <table:table-cell office:value-type="float" office:value="592801" calcext:value-type="float">
            <text:p>592801</text:p>
          </table:table-cell>
          <table:table-cell office:value-type="float" office:value="593554" calcext:value-type="float">
            <text:p>593554</text:p>
          </table:table-cell>
          <table:table-cell table:formula="of:=[.F3]-[.E3]" office:value-type="float" office:value="753" calcext:value-type="float">
            <text:p>753</text:p>
          </table:table-cell>
          <table:table-cell/>
          <table:table-cell office:value-type="float" office:value="981702.4" calcext:value-type="float">
            <text:p>981702.4</text:p>
          </table:table-cell>
          <table:table-cell table:formula="of:=[.I3]-#REF!" office:value-type="string" office:string-value="" calcext:value-type="error">
            <text:p>#REF!</text:p>
          </table:table-cell>
          <table:table-cell/>
          <table:table-cell office:value-type="float" office:value="246277.5" calcext:value-type="float">
            <text:p>246277.5</text:p>
          </table:table-cell>
          <table:table-cell office:value-type="float" office:value="248597.5" calcext:value-type="float">
            <text:p>248597.5</text:p>
          </table:table-cell>
          <table:table-cell table:formula="of:=[.M3]-[.L3]" office:value-type="float" office:value="2320" calcext:value-type="float">
            <text:p>2320</text:p>
          </table:table-cell>
          <table:table-cell table:number-columns-repeated="17"/>
        </table:table-row>
        <table:table-row table:style-name="ro1">
          <table:table-cell office:value-type="float" office:value="581720.2" calcext:value-type="float">
            <text:p>581720.2</text:p>
          </table:table-cell>
          <table:table-cell office:value-type="float" office:value="583074" calcext:value-type="float">
            <text:p>583074</text:p>
          </table:table-cell>
          <table:table-cell table:formula="of:=[.B4]-[.A4]" office:value-type="float" office:value="1353.80000000005" calcext:value-type="float">
            <text:p>1353.8000000001</text:p>
          </table:table-cell>
          <table:table-cell/>
          <table:table-cell office:value-type="float" office:value="657018.6" calcext:value-type="float">
            <text:p>657018.6</text:p>
          </table:table-cell>
          <table:table-cell office:value-type="float" office:value="657791.2" calcext:value-type="float">
            <text:p>657791.2</text:p>
          </table:table-cell>
          <table:table-cell table:formula="of:=[.F4]-[.E4]" office:value-type="float" office:value="772.599999999977" calcext:value-type="float">
            <text:p>772.6</text:p>
          </table:table-cell>
          <table:table-cell/>
          <table:table-cell office:value-type="float" office:value="992103" calcext:value-type="float">
            <text:p>992103</text:p>
          </table:table-cell>
          <table:table-cell table:formula="of:=[.I4]-#REF!" office:value-type="string" office:string-value="" calcext:value-type="error">
            <text:p>#REF!</text:p>
          </table:table-cell>
          <table:table-cell/>
          <table:table-cell office:value-type="float" office:value="249100.5" calcext:value-type="float">
            <text:p>249100.5</text:p>
          </table:table-cell>
          <table:table-cell office:value-type="float" office:value="250714.5" calcext:value-type="float">
            <text:p>250714.5</text:p>
          </table:table-cell>
          <table:table-cell office:value-type="float" office:value="1990" calcext:value-type="float">
            <text:p>1990</text:p>
          </table:table-cell>
          <table:table-cell table:number-columns-repeated="17"/>
        </table:table-row>
        <table:table-row table:style-name="ro1">
          <table:table-cell office:value-type="float" office:value="588552" calcext:value-type="float">
            <text:p>588552</text:p>
          </table:table-cell>
          <table:table-cell office:value-type="float" office:value="590116" calcext:value-type="float">
            <text:p>590116</text:p>
          </table:table-cell>
          <table:table-cell table:formula="of:=[.B5]-[.A5]" office:value-type="float" office:value="1564" calcext:value-type="float">
            <text:p>1564</text:p>
          </table:table-cell>
          <table:table-cell/>
          <table:table-cell office:value-type="float" office:value="695125.8" calcext:value-type="float">
            <text:p>695125.8</text:p>
          </table:table-cell>
          <table:table-cell office:value-type="float" office:value="695894" calcext:value-type="float">
            <text:p>695894</text:p>
          </table:table-cell>
          <table:table-cell table:formula="of:=[.F5]-[.E5]" office:value-type="float" office:value="768.199999999953" calcext:value-type="float">
            <text:p>768.2</text:p>
          </table:table-cell>
          <table:table-cell/>
          <table:table-cell office:value-type="float" office:value="1065664" calcext:value-type="float">
            <text:p>1065664</text:p>
          </table:table-cell>
          <table:table-cell table:formula="of:=[.I5]-#REF!" office:value-type="string" office:string-value="" calcext:value-type="error">
            <text:p>#REF!</text:p>
          </table:table-cell>
          <table:table-cell/>
          <table:table-cell office:value-type="float" office:value="261803" calcext:value-type="float">
            <text:p>261803</text:p>
          </table:table-cell>
          <table:table-cell office:value-type="float" office:value="263415.5" calcext:value-type="float">
            <text:p>263415.5</text:p>
          </table:table-cell>
          <table:table-cell office:value-type="float" office:value="1998" calcext:value-type="float">
            <text:p>1998</text:p>
          </table:table-cell>
          <table:table-cell table:number-columns-repeated="17"/>
        </table:table-row>
        <table:table-row table:style-name="ro1">
          <table:table-cell office:value-type="float" office:value="601479" calcext:value-type="float">
            <text:p>601479</text:p>
          </table:table-cell>
          <table:table-cell office:value-type="float" office:value="602833.2" calcext:value-type="float">
            <text:p>602833.2</text:p>
          </table:table-cell>
          <table:table-cell table:formula="of:=[.B6]-[.A6]" office:value-type="float" office:value="1354.19999999995" calcext:value-type="float">
            <text:p>1354.2</text:p>
          </table:table-cell>
          <table:table-cell/>
          <table:table-cell office:value-type="float" office:value="729584.6" calcext:value-type="float">
            <text:p>729584.6</text:p>
          </table:table-cell>
          <table:table-cell office:value-type="float" office:value="730458" calcext:value-type="float">
            <text:p>730458</text:p>
          </table:table-cell>
          <table:table-cell table:formula="of:=[.F6]-[.E6]" office:value-type="float" office:value="873.400000000023" calcext:value-type="float">
            <text:p>873.4</text:p>
          </table:table-cell>
          <table:table-cell/>
          <table:table-cell office:value-type="float" office:value="1067045.4" calcext:value-type="float">
            <text:p>1067045.4</text:p>
          </table:table-cell>
          <table:table-cell table:formula="of:=[.I6]-#REF!" office:value-type="string" office:string-value="" calcext:value-type="error">
            <text:p>#REF!</text:p>
          </table:table-cell>
          <table:table-cell/>
          <table:table-cell office:value-type="float" office:value="317999" calcext:value-type="float">
            <text:p>317999</text:p>
          </table:table-cell>
          <table:table-cell office:value-type="float" office:value="319636" calcext:value-type="float">
            <text:p>319636</text:p>
          </table:table-cell>
          <table:table-cell office:value-type="float" office:value="1700" calcext:value-type="float">
            <text:p>1700</text:p>
          </table:table-cell>
          <table:table-cell table:number-columns-repeated="17"/>
        </table:table-row>
        <table:table-row table:style-name="ro1">
          <table:table-cell office:value-type="float" office:value="695140" calcext:value-type="float">
            <text:p>695140</text:p>
          </table:table-cell>
          <table:table-cell office:value-type="float" office:value="696674.8" calcext:value-type="float">
            <text:p>696674.8</text:p>
          </table:table-cell>
          <table:table-cell table:formula="of:=[.B7]-[.A7]" office:value-type="float" office:value="1534.80000000005" calcext:value-type="float">
            <text:p>1534.8000000001</text:p>
          </table:table-cell>
          <table:table-cell/>
          <table:table-cell office:value-type="float" office:value="734704.4" calcext:value-type="float">
            <text:p>734704.4</text:p>
          </table:table-cell>
          <table:table-cell office:value-type="float" office:value="735412.4" calcext:value-type="float">
            <text:p>735412.4</text:p>
          </table:table-cell>
          <table:table-cell table:formula="of:=[.F7]-[.E7]" office:value-type="float" office:value="708" calcext:value-type="float">
            <text:p>708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/>
          <table:table-cell office:value-type="float" office:value="339668.5" calcext:value-type="float">
            <text:p>339668.5</text:p>
          </table:table-cell>
          <table:table-cell office:value-type="float" office:value="341042.5" calcext:value-type="float">
            <text:p>341042.5</text:p>
          </table:table-cell>
          <table:table-cell office:value-type="float" office:value="1699" calcext:value-type="float">
            <text:p>1699</text:p>
          </table:table-cell>
          <table:table-cell table:number-columns-repeated="17"/>
        </table:table-row>
        <table:table-row table:style-name="ro1">
          <table:table-cell office:value-type="float" office:value="757436.8" calcext:value-type="float">
            <text:p>757436.8</text:p>
          </table:table-cell>
          <table:table-cell office:value-type="float" office:value="758775.4" calcext:value-type="float">
            <text:p>758775.4</text:p>
          </table:table-cell>
          <table:table-cell table:formula="of:=[.B8]-[.A8]" office:value-type="float" office:value="1338.59999999998" calcext:value-type="float">
            <text:p>1338.6</text:p>
          </table:table-cell>
          <table:table-cell/>
          <table:table-cell office:value-type="float" office:value="814762.6" calcext:value-type="float">
            <text:p>814762.6</text:p>
          </table:table-cell>
          <table:table-cell office:value-type="float" office:value="815846.2" calcext:value-type="float">
            <text:p>815846.2</text:p>
          </table:table-cell>
          <table:table-cell table:formula="of:=[.F8]-[.E8]" office:value-type="float" office:value="1083.59999999998" calcext:value-type="float">
            <text:p>1083.6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1609" calcext:value-type="float">
            <text:p>1609</text:p>
          </table:table-cell>
          <table:table-cell table:number-columns-repeated="17"/>
        </table:table-row>
        <table:table-row table:style-name="ro1">
          <table:table-cell office:value-type="float" office:value="791024.4" calcext:value-type="float">
            <text:p>791024.4</text:p>
          </table:table-cell>
          <table:table-cell office:value-type="float" office:value="791987.8" calcext:value-type="float">
            <text:p>791987.8</text:p>
          </table:table-cell>
          <table:table-cell office:value-type="float" office:value="1413.5" calcext:value-type="float">
            <text:p>1413.5</text:p>
          </table:table-cell>
          <table:table-cell/>
          <table:table-cell office:value-type="float" office:value="824537.2" calcext:value-type="float">
            <text:p>824537.2</text:p>
          </table:table-cell>
          <table:table-cell office:value-type="float" office:value="825730.2" calcext:value-type="float">
            <text:p>825730.2</text:p>
          </table:table-cell>
          <table:table-cell table:formula="of:=[.F9]-[.E9]" office:value-type="float" office:value="1193" calcext:value-type="float">
            <text:p>119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2044" calcext:value-type="float">
            <text:p>2044</text:p>
          </table:table-cell>
          <table:table-cell table:number-columns-repeated="17"/>
        </table:table-row>
        <table:table-row table:style-name="ro1">
          <table:table-cell office:value-type="float" office:value="943693.4" calcext:value-type="float">
            <text:p>943693.4</text:p>
          </table:table-cell>
          <table:table-cell office:value-type="float" office:value="945096.6" calcext:value-type="float">
            <text:p>945096.6</text:p>
          </table:table-cell>
          <table:table-cell table:formula="of:=[.B10]-[.A10]" office:value-type="float" office:value="1403.19999999995" calcext:value-type="float">
            <text:p>1403.2</text:p>
          </table:table-cell>
          <table:table-cell/>
          <table:table-cell office:value-type="float" office:value="865962.6" calcext:value-type="float">
            <text:p>865962.6</text:p>
          </table:table-cell>
          <table:table-cell office:value-type="float" office:value="866659.8" calcext:value-type="float">
            <text:p>866659.8</text:p>
          </table:table-cell>
          <table:table-cell table:formula="of:=[.F10]-[.E10]" office:value-type="float" office:value="697.20000000007" calcext:value-type="float">
            <text:p>697.2000000001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698" calcext:value-type="float">
            <text:p>1698</text:p>
          </table:table-cell>
          <table:table-cell table:number-columns-repeated="17"/>
        </table:table-row>
        <table:table-row table:style-name="ro1">
          <table:table-cell office:value-type="float" office:value="1104635" calcext:value-type="float">
            <text:p>1104635</text:p>
          </table:table-cell>
          <table:table-cell office:value-type="float" office:value="1105993" calcext:value-type="float">
            <text:p>1105993</text:p>
          </table:table-cell>
          <table:table-cell table:formula="of:=[.B11]-[.A11]" office:value-type="float" office:value="1358" calcext:value-type="float">
            <text:p>1358</text:p>
          </table:table-cell>
          <table:table-cell/>
          <table:table-cell office:value-type="float" office:value="930120.2" calcext:value-type="float">
            <text:p>930120.2</text:p>
          </table:table-cell>
          <table:table-cell office:value-type="float" office:value="930877.6" calcext:value-type="float">
            <text:p>930877.6</text:p>
          </table:table-cell>
          <table:table-cell table:formula="of:=[.F11]-[.E11]" office:value-type="float" office:value="757.400000000023" calcext:value-type="float">
            <text:p>757.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699" calcext:value-type="float">
            <text:p>1699</text:p>
          </table:table-cell>
          <table:table-cell table:number-columns-repeated="17"/>
        </table:table-row>
        <table:table-row table:style-name="ro1">
          <table:table-cell office:value-type="float" office:value="1142907" calcext:value-type="float">
            <text:p>1142907</text:p>
          </table:table-cell>
          <table:table-cell office:value-type="float" office:value="1144776" calcext:value-type="float">
            <text:p>1144776</text:p>
          </table:table-cell>
          <table:table-cell table:formula="of:=[.B12]-[.A12]" office:value-type="float" office:value="1869" calcext:value-type="float">
            <text:p>1869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654" calcext:value-type="float">
            <text:p>1654</text:p>
          </table:table-cell>
          <table:table-cell table:number-columns-repeated="17"/>
        </table:table-row>
        <table:table-row table:style-name="ro1">
          <table:table-cell office:value-type="float" office:value="1222035" calcext:value-type="float">
            <text:p>1222035</text:p>
          </table:table-cell>
          <table:table-cell office:value-type="float" office:value="1223828" calcext:value-type="float">
            <text:p>1223828</text:p>
          </table:table-cell>
          <table:table-cell table:formula="of:=[.B13]-[.A13]" office:value-type="float" office:value="1793" calcext:value-type="float">
            <text:p>1793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3"/>
          <table:table-cell office:value-type="float" office:value="1674" calcext:value-type="float">
            <text:p>1674</text:p>
          </table:table-cell>
          <table:table-cell table:number-columns-repeated="17"/>
        </table:table-row>
        <table:table-row table:style-name="ro1">
          <table:table-cell office:value-type="float" office:value="1307213" calcext:value-type="float">
            <text:p>1307213</text:p>
          </table:table-cell>
          <table:table-cell office:value-type="float" office:value="1308526" calcext:value-type="float">
            <text:p>1308526</text:p>
          </table:table-cell>
          <table:table-cell table:formula="of:=[.B14]-[.A14]" office:value-type="float" office:value="1313" calcext:value-type="float">
            <text:p>1313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1682" calcext:value-type="float">
            <text:p>168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[.F15]-[.E15]" office:value-type="float" office:value="0" calcext:value-type="float">
            <text:p>0</text:p>
          </table:table-cell>
          <table:table-cell table:number-columns-repeated="2"/>
          <table:table-cell table:formula="of:=[.I15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16]-[.E16]" office:value-type="float" office:value="0" calcext:value-type="float">
            <text:p>0</text:p>
          </table:table-cell>
          <table:table-cell table:number-columns-repeated="2"/>
          <table:table-cell table:formula="of:=[.I16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17]-[.E17]" office:value-type="float" office:value="0" calcext:value-type="float">
            <text:p>0</text:p>
          </table:table-cell>
          <table:table-cell table:number-columns-repeated="2"/>
          <table:table-cell table:formula="of:=[.I17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18]-[.E18]" office:value-type="float" office:value="0" calcext:value-type="float">
            <text:p>0</text:p>
          </table:table-cell>
          <table:table-cell table:number-columns-repeated="2"/>
          <table:table-cell table:formula="of:=[.I18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19]-[.E19]" office:value-type="float" office:value="0" calcext:value-type="float">
            <text:p>0</text:p>
          </table:table-cell>
          <table:table-cell table:number-columns-repeated="2"/>
          <table:table-cell table:formula="of:=[.I19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20]-[.E20]" office:value-type="float" office:value="0" calcext:value-type="float">
            <text:p>0</text:p>
          </table:table-cell>
          <table:table-cell table:number-columns-repeated="2"/>
          <table:table-cell table:formula="of:=[.I20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[.F21]-[.E21]" office:value-type="float" office:value="0" calcext:value-type="float">
            <text:p>0</text:p>
          </table:table-cell>
          <table:table-cell table:number-columns-repeated="2"/>
          <table:table-cell table:formula="of:=[.I21]-#REF!" office:value-type="string" office:string-value="" calcext:value-type="error">
            <text:p>#REF!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nk 5</text:p>
          </table:table-cell>
          <table:table-cell table:number-columns-repeated="3"/>
          <table:table-cell office:value-type="string" calcext:value-type="string">
            <text:p>Rank 4</text:p>
          </table:table-cell>
          <table:table-cell table:number-columns-repeated="6"/>
          <table:table-cell office:value-type="string" calcext:value-type="string">
            <text:p>Rank 6</text:p>
          </table:table-cell>
          <table:table-cell table:number-columns-repeated="19"/>
        </table:table-row>
        <table:table-row table:style-name="ro1">
          <table:table-cell office:value-type="float" office:value="702932.5" calcext:value-type="float">
            <text:p>702932.5</text:p>
          </table:table-cell>
          <table:table-cell office:value-type="float" office:value="704366.5" calcext:value-type="float">
            <text:p>704366.5</text:p>
          </table:table-cell>
          <table:table-cell table:formula="of:=[.B23]-[.A23]" office:value-type="float" office:value="1434" calcext:value-type="float">
            <text:p>1434</text:p>
          </table:table-cell>
          <table:table-cell/>
          <table:table-cell office:value-type="float" office:value="391093.5" calcext:value-type="float">
            <text:p>391093.5</text:p>
          </table:table-cell>
          <table:table-cell office:value-type="float" office:value="391746.5" calcext:value-type="float">
            <text:p>391746.5</text:p>
          </table:table-cell>
          <table:table-cell table:formula="of:=[.F23]-[.E23]" office:value-type="float" office:value="653" calcext:value-type="float">
            <text:p>653</text:p>
          </table:table-cell>
          <table:table-cell/>
          <table:table-cell office:value-type="float" office:value="651435.5" calcext:value-type="float">
            <text:p>651435.5</text:p>
          </table:table-cell>
          <table:table-cell table:formula="of:=[.I23]-#REF!" office:value-type="string" office:string-value="" calcext:value-type="error">
            <text:p>#REF!</text:p>
          </table:table-cell>
          <table:table-cell/>
          <table:table-cell office:value-type="float" office:value="95169.5" calcext:value-type="float">
            <text:p>95169.5</text:p>
          </table:table-cell>
          <table:table-cell office:value-type="float" office:value="96768.5" calcext:value-type="float">
            <text:p>96768.5</text:p>
          </table:table-cell>
          <table:table-cell table:formula="of:=[.M23]-[.L23]" office:value-type="float" office:value="1599" calcext:value-type="float">
            <text:p>1599</text:p>
          </table:table-cell>
          <table:table-cell table:number-columns-repeated="17"/>
        </table:table-row>
        <table:table-row table:style-name="ro1">
          <table:table-cell office:value-type="float" office:value="703052.5" calcext:value-type="float">
            <text:p>703052.5</text:p>
          </table:table-cell>
          <table:table-cell office:value-type="float" office:value="704366" calcext:value-type="float">
            <text:p>704366</text:p>
          </table:table-cell>
          <table:table-cell table:formula="of:=[.B24]-[.A24]" office:value-type="float" office:value="1313.5" calcext:value-type="float">
            <text:p>1313.5</text:p>
          </table:table-cell>
          <table:table-cell/>
          <table:table-cell office:value-type="float" office:value="453193.5" calcext:value-type="float">
            <text:p>453193.5</text:p>
          </table:table-cell>
          <table:table-cell office:value-type="float" office:value="453847" calcext:value-type="float">
            <text:p>453847</text:p>
          </table:table-cell>
          <table:table-cell table:formula="of:=[.F24]-[.E24]" office:value-type="float" office:value="653.5" calcext:value-type="float">
            <text:p>653.5</text:p>
          </table:table-cell>
          <table:table-cell/>
          <table:table-cell office:value-type="float" office:value="672610.5" calcext:value-type="float">
            <text:p>672610.5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305735.5" calcext:value-type="float">
            <text:p>305735.5</text:p>
          </table:table-cell>
          <table:table-cell office:value-type="float" office:value="307769.5" calcext:value-type="float">
            <text:p>307769.5</text:p>
          </table:table-cell>
          <table:table-cell table:formula="of:=[.M24]-[.L24]" office:value-type="float" office:value="2034" calcext:value-type="float">
            <text:p>2034</text:p>
          </table:table-cell>
          <table:table-cell table:number-columns-repeated="17"/>
        </table:table-row>
        <table:table-row table:style-name="ro1">
          <table:table-cell office:value-type="float" office:value="722812" calcext:value-type="float">
            <text:p>722812</text:p>
          </table:table-cell>
          <table:table-cell office:value-type="float" office:value="724125.5" calcext:value-type="float">
            <text:p>724125.5</text:p>
          </table:table-cell>
          <table:table-cell table:formula="of:=[.B25]-[.A25]" office:value-type="float" office:value="1313.5" calcext:value-type="float">
            <text:p>1313.5</text:p>
          </table:table-cell>
          <table:table-cell/>
          <table:table-cell office:value-type="float" office:value="452488.5" calcext:value-type="float">
            <text:p>452488.5</text:p>
          </table:table-cell>
          <table:table-cell office:value-type="float" office:value="453847" calcext:value-type="float">
            <text:p>453847</text:p>
          </table:table-cell>
          <table:table-cell table:formula="of:=[.F25]-[.E25]" office:value-type="float" office:value="1358.5" calcext:value-type="float">
            <text:p>1358.5</text:p>
          </table:table-cell>
          <table:table-cell/>
          <table:table-cell office:value-type="float" office:value="681754.5" calcext:value-type="float">
            <text:p>681754.5</text:p>
          </table:table-cell>
          <table:table-cell table:formula="of:=[.I25]-#REF!" office:value-type="string" office:string-value="" calcext:value-type="error">
            <text:p>#REF!</text:p>
          </table:table-cell>
          <table:table-cell/>
          <table:table-cell office:value-type="float" office:value="365719.5" calcext:value-type="float">
            <text:p>365719.5</text:p>
          </table:table-cell>
          <table:table-cell office:value-type="float" office:value="367752.5" calcext:value-type="float">
            <text:p>367752.5</text:p>
          </table:table-cell>
          <table:table-cell table:formula="of:=[.M25]-[.L25]" office:value-type="float" office:value="2033" calcext:value-type="float">
            <text:p>2033</text:p>
          </table:table-cell>
          <table:table-cell table:number-columns-repeated="17"/>
        </table:table-row>
        <table:table-row table:style-name="ro1">
          <table:table-cell office:value-type="float" office:value="703052.5" calcext:value-type="float">
            <text:p>703052.5</text:p>
          </table:table-cell>
          <table:table-cell office:value-type="float" office:value="704366" calcext:value-type="float">
            <text:p>704366</text:p>
          </table:table-cell>
          <table:table-cell table:formula="of:=[.B26]-[.A26]" office:value-type="float" office:value="1313.5" calcext:value-type="float">
            <text:p>1313.5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/>
          <table:table-cell office:value-type="float" office:value="438405" calcext:value-type="float">
            <text:p>438405</text:p>
          </table:table-cell>
          <table:table-cell office:value-type="float" office:value="440439" calcext:value-type="float">
            <text:p>440439</text:p>
          </table:table-cell>
          <table:table-cell table:formula="of:=[.M26]-[.L26]" office:value-type="float" office:value="2034" calcext:value-type="float">
            <text:p>2034</text:p>
          </table:table-cell>
          <table:table-cell table:number-columns-repeated="17"/>
        </table:table-row>
        <table:table-row table:style-name="ro1">
          <table:table-cell office:value-type="float" office:value="743983" calcext:value-type="float">
            <text:p>743983</text:p>
          </table:table-cell>
          <table:table-cell office:value-type="float" office:value="745296" calcext:value-type="float">
            <text:p>745296</text:p>
          </table:table-cell>
          <table:table-cell table:formula="of:=[.B27]-[.A27]" office:value-type="float" office:value="1313" calcext:value-type="float">
            <text:p>1313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/>
          <table:table-cell office:value-type="float" office:value="485685.6" calcext:value-type="float">
            <text:p>485685.6</text:p>
          </table:table-cell>
          <table:table-cell office:value-type="float" office:value="487720" calcext:value-type="float">
            <text:p>487720</text:p>
          </table:table-cell>
          <table:table-cell table:formula="of:=[.M27]-[.L27]" office:value-type="float" office:value="2034.40000000002" calcext:value-type="float">
            <text:p>2034.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/>
          <table:table-cell office:value-type="float" office:value="580247.5" calcext:value-type="float">
            <text:p>580247.5</text:p>
          </table:table-cell>
          <table:table-cell office:value-type="float" office:value="582282" calcext:value-type="float">
            <text:p>582282</text:p>
          </table:table-cell>
          <table:table-cell table:formula="of:=[.M28]-[.L28]" office:value-type="float" office:value="2034.5" calcext:value-type="float">
            <text:p>2034.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/>
          <table:table-cell office:value-type="float" office:value="605652.5" calcext:value-type="float">
            <text:p>605652.5</text:p>
          </table:table-cell>
          <table:table-cell office:value-type="float" office:value="607687" calcext:value-type="float">
            <text:p>607687</text:p>
          </table:table-cell>
          <table:table-cell table:formula="of:=[.M29]-[.L29]" office:value-type="float" office:value="2034.5" calcext:value-type="float">
            <text:p>2034.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653" calcext:value-type="float">
            <text:p>1653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1667" calcext:value-type="float">
            <text:p>166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1987" calcext:value-type="float">
            <text:p>198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1650" calcext:value-type="float">
            <text:p>1650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formula="of:=[.I35]-#REF!" office:value-type="string" office:string-value="" calcext:value-type="error">
            <text:p>#REF!</text:p>
          </table:table-cell>
          <table:table-cell table:number-columns-repeated="3"/>
          <table:table-cell table:formula="of:=[.M35]-[.L35]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[.I36]-#REF!" office:value-type="string" office:string-value="" calcext:value-type="error">
            <text:p>#REF!</text:p>
          </table:table-cell>
          <table:table-cell table:number-columns-repeated="3"/>
          <table:table-cell table:formula="of:=[.M36]-[.L36]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RPL</text:p>
          </table:table-cell>
          <table:table-cell table:number-columns-repeated="12"/>
          <table:table-cell office:value-type="string" calcext:value-type="string">
            <text:p>WirelessHART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/>
          <table:table-cell office:value-type="string" calcext:value-type="string">
            <text:p>P(mW)</text:p>
          </table:table-cell>
          <table:table-cell/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/>
          <table:table-cell office:value-type="string" calcext:value-type="string">
            <text:p>P(m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A47]+[.C47]+[.E47])+0.338*([.B47]+[.D47]+[.F47])+0.0192*(397-[.A47]-[.B47]-[.C47]-[.D47]-[.E47]-[.F47])" office:value-type="float" office:value="24.8176" calcext:value-type="float">
            <text:p>24.8176</text:p>
          </table:table-cell>
          <table:table-cell/>
          <table:table-cell table:formula="of:=[.J47]/7050*1000" office:value-type="float" office:value="3.52022695035461" calcext:value-type="float">
            <text:p>3.52022695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N47]+[.P47]+[.R47])+0.338*([.O47]+[.Q47]+[.S47])+0.0192*(397-[.N47]-[.O47]-[.P47]-[.Q47]-[.R47]-[.S47])" office:value-type="float" office:value="42.6704" calcext:value-type="float">
            <text:p>42.6704</text:p>
          </table:table-cell>
          <table:table-cell/>
          <table:table-cell table:formula="of:=[.W47]/7050*1000" office:value-type="float" office:value="6.0525390070922" calcext:value-type="float">
            <text:p>6.052539007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A48]+[.C48]+[.E48])+0.338*([.B48]+[.D48]+[.F48])+0.0192*(397-[.A48]-[.B48]-[.C48]-[.D48]-[.E48]-[.F48])" office:value-type="float" office:value="27.5268" calcext:value-type="float">
            <text:p>27.5268</text:p>
          </table:table-cell>
          <table:table-cell/>
          <table:table-cell table:formula="of:=[.J48]/7050*1000" office:value-type="float" office:value="3.90451063829787" calcext:value-type="float">
            <text:p>3.90451063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N48]+[.P48]+[.R48])+0.338*([.O48]+[.Q48]+[.S48])+0.0192*(397-[.N48]-[.O48]-[.P48]-[.Q48]-[.R48]-[.S48])" office:value-type="float" office:value="24.9764" calcext:value-type="float">
            <text:p>24.9764</text:p>
          </table:table-cell>
          <table:table-cell/>
          <table:table-cell table:formula="of:=[.W48]/7050*1000" office:value-type="float" office:value="3.54275177304965" calcext:value-type="float">
            <text:p>3.5427517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A49]+[.C49]+[.E49])+0.338*([.B49]+[.D49]+[.F49])+0.0192*(397-[.A49]-[.B49]-[.C49]-[.D49]-[.E49]-[.F49])" office:value-type="float" office:value="14.7748" calcext:value-type="float">
            <text:p>14.7748</text:p>
          </table:table-cell>
          <table:table-cell/>
          <table:table-cell table:formula="of:=[.J49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N49]+[.P49]+[.R49])+0.338*([.O49]+[.Q49]+[.S49])+0.0192*(397-[.N49]-[.O49]-[.P49]-[.Q49]-[.R49]-[.S49])" office:value-type="float" office:value="22.426" calcext:value-type="float">
            <text:p>22.426</text:p>
          </table:table-cell>
          <table:table-cell/>
          <table:table-cell table:formula="of:=[.W49]/7050*1000" office:value-type="float" office:value="3.18099290780142" calcext:value-type="float">
            <text:p>3.180992907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A50]+[.C50]+[.E50])+0.338*([.B50]+[.D50]+[.F50])+0.0192*(397-[.A50]-[.B50]-[.C50]-[.D50]-[.E50]-[.F50])" office:value-type="float" office:value="14.7548" calcext:value-type="float">
            <text:p>14.7548</text:p>
          </table:table-cell>
          <table:table-cell/>
          <table:table-cell table:formula="of:=[.J50]/7050*1000" office:value-type="float" office:value="2.09287943262411" calcext:value-type="float">
            <text:p>2.092879432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N50]+[.P50]+[.R50])+0.338*([.O50]+[.Q50]+[.S50])+0.0192*(397-[.N50]-[.O50]-[.P50]-[.Q50]-[.R50]-[.S50])" office:value-type="float" office:value="19.8556" calcext:value-type="float">
            <text:p>19.8556</text:p>
          </table:table-cell>
          <table:table-cell/>
          <table:table-cell table:formula="of:=[.W50]/7050*1000" office:value-type="float" office:value="2.81639716312057" calcext:value-type="float">
            <text:p>2.81639716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A51]+[.C51]+[.E51])+0.338*([.B51]+[.D51]+[.F51])+0.0192*(397-[.A51]-[.B51]-[.C51]-[.D51]-[.E51]-[.F51])" office:value-type="float" office:value="14.7748" calcext:value-type="float">
            <text:p>14.7748</text:p>
          </table:table-cell>
          <table:table-cell/>
          <table:table-cell table:formula="of:=[.J51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N51]+[.P51]+[.R51])+0.338*([.O51]+[.Q51]+[.S51])+0.0192*(397-[.N51]-[.O51]-[.P51]-[.Q51]-[.R51]-[.S51])" office:value-type="float" office:value="14.7748" calcext:value-type="float">
            <text:p>14.7748</text:p>
          </table:table-cell>
          <table:table-cell/>
          <table:table-cell table:formula="of:=[.W51]/7050*1000" office:value-type="float" office:value="2.09571631205674" calcext:value-type="float">
            <text:p>2.09571631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A52]+[.C52]+[.E52])+0.338*([.B52]+[.D52]+[.F52])+0.0192*(397-[.A52]-[.B52]-[.C52]-[.D52]-[.E52]-[.F52])" office:value-type="float" office:value="19.8756" calcext:value-type="float">
            <text:p>19.8756</text:p>
          </table:table-cell>
          <table:table-cell/>
          <table:table-cell table:formula="of:=[.J52]/7050*1000" office:value-type="float" office:value="2.81923404255319" calcext:value-type="float">
            <text:p>2.81923404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N52]+[.P52]+[.R52])+0.338*([.O52]+[.Q52]+[.S52])+0.0192*(397-[.N52]-[.O52]-[.P52]-[.Q52]-[.R52]-[.S52])" office:value-type="float" office:value="24.9764" calcext:value-type="float">
            <text:p>24.9764</text:p>
          </table:table-cell>
          <table:table-cell/>
          <table:table-cell table:formula="of:=[.W52]/7050*1000" office:value-type="float" office:value="3.54275177304965" calcext:value-type="float">
            <text:p>3.5427517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A53]+[.C53]+[.E53])+0.338*([.B53]+[.D53]+[.F53])+0.0192*(397-[.A53]-[.B53]-[.C53]-[.D53]-[.E53]-[.F53])" office:value-type="float" office:value="14.7748" calcext:value-type="float">
            <text:p>14.7748</text:p>
          </table:table-cell>
          <table:table-cell/>
          <table:table-cell table:formula="of:=[.J53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N53]+[.P53]+[.R53])+0.338*([.O53]+[.Q53]+[.S53])+0.0192*(397-[.N53]-[.O53]-[.P53]-[.Q53]-[.R53]-[.S53])" office:value-type="float" office:value="24.9764" calcext:value-type="float">
            <text:p>24.9764</text:p>
          </table:table-cell>
          <table:table-cell/>
          <table:table-cell table:formula="of:=[.W53]/7050*1000" office:value-type="float" office:value="3.54275177304965" calcext:value-type="float">
            <text:p>3.5427517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A54]+[.C54]+[.E54])+0.338*([.B54]+[.D54]+[.F54])+0.0192*(397-[.A54]-[.B54]-[.C54]-[.D54]-[.E54]-[.F54])" office:value-type="float" office:value="17.3252" calcext:value-type="float">
            <text:p>17.3252</text:p>
          </table:table-cell>
          <table:table-cell/>
          <table:table-cell table:formula="of:=[.J54]/7050*1000" office:value-type="float" office:value="2.45747517730496" calcext:value-type="float">
            <text:p>2.4574751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N54]+[.P54]+[.R54])+0.338*([.O54]+[.Q54]+[.S54])+0.0192*(397-[.N54]-[.O54]-[.P54]-[.Q54]-[.R54]-[.S54])" office:value-type="float" office:value="24.9764" calcext:value-type="float">
            <text:p>24.9764</text:p>
          </table:table-cell>
          <table:table-cell/>
          <table:table-cell table:formula="of:=[.W54]/7050*1000" office:value-type="float" office:value="3.54275177304965" calcext:value-type="float">
            <text:p>3.5427517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A55]+[.C55]+[.E55])+0.338*([.B55]+[.D55]+[.F55])+0.0192*(397-[.A55]-[.B55]-[.C55]-[.D55]-[.E55]-[.F55])" office:value-type="float" office:value="14.7748" calcext:value-type="float">
            <text:p>14.7748</text:p>
          </table:table-cell>
          <table:table-cell/>
          <table:table-cell table:formula="of:=[.J55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N55]+[.P55]+[.R55])+0.338*([.O55]+[.Q55]+[.S55])+0.0192*(397-[.N55]-[.O55]-[.P55]-[.Q55]-[.R55]-[.S55])" office:value-type="float" office:value="19.8756" calcext:value-type="float">
            <text:p>19.8756</text:p>
          </table:table-cell>
          <table:table-cell/>
          <table:table-cell table:formula="of:=[.W55]/7050*1000" office:value-type="float" office:value="2.81923404255319" calcext:value-type="float">
            <text:p>2.819234042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A56]+[.C56]+[.E56])+0.338*([.B56]+[.D56]+[.F56])+0.0192*(397-[.A56]-[.B56]-[.C56]-[.D56]-[.E56]-[.F56])" office:value-type="float" office:value="14.7548" calcext:value-type="float">
            <text:p>14.7548</text:p>
          </table:table-cell>
          <table:table-cell/>
          <table:table-cell table:formula="of:=[.J56]/7050*1000" office:value-type="float" office:value="2.09287943262411" calcext:value-type="float">
            <text:p>2.092879432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N56]+[.P56]+[.R56])+0.338*([.O56]+[.Q56]+[.S56])+0.0192*(397-[.N56]-[.O56]-[.P56]-[.Q56]-[.R56]-[.S56])" office:value-type="float" office:value="30.0572" calcext:value-type="float">
            <text:p>30.0572</text:p>
          </table:table-cell>
          <table:table-cell/>
          <table:table-cell table:formula="of:=[.W56]/7050*1000" office:value-type="float" office:value="4.26343262411348" calcext:value-type="float">
            <text:p>4.26343262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A57]+[.C57]+[.E57])+0.338*([.B57]+[.D57]+[.F57])+0.0192*(397-[.A57]-[.B57]-[.C57]-[.D57]-[.E57]-[.F57])" office:value-type="float" office:value="19.8756" calcext:value-type="float">
            <text:p>19.8756</text:p>
          </table:table-cell>
          <table:table-cell/>
          <table:table-cell table:formula="of:=[.J57]/7050*1000" office:value-type="float" office:value="2.81923404255319" calcext:value-type="float">
            <text:p>2.81923404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N57]+[.P57]+[.R57])+0.338*([.O57]+[.Q57]+[.S57])+0.0192*(397-[.N57]-[.O57]-[.P57]-[.Q57]-[.R57]-[.S57])" office:value-type="float" office:value="19.8756" calcext:value-type="float">
            <text:p>19.8756</text:p>
          </table:table-cell>
          <table:table-cell/>
          <table:table-cell table:formula="of:=[.W57]/7050*1000" office:value-type="float" office:value="2.81923404255319" calcext:value-type="float">
            <text:p>2.819234042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A58]+[.C58]+[.E58])+0.338*([.B58]+[.D58]+[.F58])+0.0192*(397-[.A58]-[.B58]-[.C58]-[.D58]-[.E58]-[.F58])" office:value-type="float" office:value="32.6276" calcext:value-type="float">
            <text:p>32.6276</text:p>
          </table:table-cell>
          <table:table-cell/>
          <table:table-cell table:formula="of:=[.J58]/7050*1000" office:value-type="float" office:value="4.62802836879433" calcext:value-type="float">
            <text:p>4.62802836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N58]+[.P58]+[.R58])+0.338*([.O58]+[.Q58]+[.S58])+0.0192*(397-[.N58]-[.O58]-[.P58]-[.Q58]-[.R58]-[.S58])" office:value-type="float" office:value="14.7748" calcext:value-type="float">
            <text:p>14.7748</text:p>
          </table:table-cell>
          <table:table-cell/>
          <table:table-cell table:formula="of:=[.W58]/7050*1000" office:value-type="float" office:value="2.09571631205674" calcext:value-type="float">
            <text:p>2.09571631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A59]+[.C59]+[.E59])+0.338*([.B59]+[.D59]+[.F59])+0.0192*(397-[.A59]-[.B59]-[.C59]-[.D59]-[.E59]-[.F59])" office:value-type="float" office:value="17.3252" calcext:value-type="float">
            <text:p>17.3252</text:p>
          </table:table-cell>
          <table:table-cell/>
          <table:table-cell table:formula="of:=[.J59]/7050*1000" office:value-type="float" office:value="2.45747517730496" calcext:value-type="float">
            <text:p>2.4574751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N59]+[.P59]+[.R59])+0.338*([.O59]+[.Q59]+[.S59])+0.0192*(397-[.N59]-[.O59]-[.P59]-[.Q59]-[.R59]-[.S59])" office:value-type="float" office:value="19.8756" calcext:value-type="float">
            <text:p>19.8756</text:p>
          </table:table-cell>
          <table:table-cell/>
          <table:table-cell table:formula="of:=[.W59]/7050*1000" office:value-type="float" office:value="2.81923404255319" calcext:value-type="float">
            <text:p>2.819234042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A60]+[.C60]+[.E60])+0.338*([.B60]+[.D60]+[.F60])+0.0192*(397-[.A60]-[.B60]-[.C60]-[.D60]-[.E60]-[.F60])" office:value-type="float" office:value="17.3252" calcext:value-type="float">
            <text:p>17.3252</text:p>
          </table:table-cell>
          <table:table-cell/>
          <table:table-cell table:formula="of:=[.J60]/7050*1000" office:value-type="float" office:value="2.45747517730496" calcext:value-type="float">
            <text:p>2.4574751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N60]+[.P60]+[.R60])+0.338*([.O60]+[.Q60]+[.S60])+0.0192*(397-[.N60]-[.O60]-[.P60]-[.Q60]-[.R60]-[.S60])" office:value-type="float" office:value="22.426" calcext:value-type="float">
            <text:p>22.426</text:p>
          </table:table-cell>
          <table:table-cell/>
          <table:table-cell table:formula="of:=[.W60]/7050*1000" office:value-type="float" office:value="3.18099290780142" calcext:value-type="float">
            <text:p>3.18099290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A61]+[.C61]+[.E61])+0.338*([.B61]+[.D61]+[.F61])+0.0192*(397-[.A61]-[.B61]-[.C61]-[.D61]-[.E61]-[.F61])" office:value-type="float" office:value="14.7748" calcext:value-type="float">
            <text:p>14.7748</text:p>
          </table:table-cell>
          <table:table-cell/>
          <table:table-cell table:formula="of:=[.J61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N61]+[.P61]+[.R61])+0.338*([.O61]+[.Q61]+[.S61])+0.0192*(397-[.N61]-[.O61]-[.P61]-[.Q61]-[.R61]-[.S61])" office:value-type="float" office:value="19.8756" calcext:value-type="float">
            <text:p>19.8756</text:p>
          </table:table-cell>
          <table:table-cell/>
          <table:table-cell table:formula="of:=[.W61]/7050*1000" office:value-type="float" office:value="2.81923404255319" calcext:value-type="float">
            <text:p>2.819234042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A62]+[.C62]+[.E62])+0.338*([.B62]+[.D62]+[.F62])+0.0192*(397-[.A62]-[.B62]-[.C62]-[.D62]-[.E62]-[.F62])" office:value-type="float" office:value="14.7748" calcext:value-type="float">
            <text:p>14.7748</text:p>
          </table:table-cell>
          <table:table-cell/>
          <table:table-cell table:formula="of:=[.J62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N62]+[.P62]+[.R62])+0.338*([.O62]+[.Q62]+[.S62])+0.0192*(397-[.N62]-[.O62]-[.P62]-[.Q62]-[.R62]-[.S62])" office:value-type="float" office:value="22.426" calcext:value-type="float">
            <text:p>22.426</text:p>
          </table:table-cell>
          <table:table-cell/>
          <table:table-cell table:formula="of:=[.W62]/7050*1000" office:value-type="float" office:value="3.18099290780142" calcext:value-type="float">
            <text:p>3.180992907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A63]+[.C63]+[.E63])+0.338*([.B63]+[.D63]+[.F63])+0.0192*(397-[.A63]-[.B63]-[.C63]-[.D63]-[.E63]-[.F63])" office:value-type="float" office:value="14.7548" calcext:value-type="float">
            <text:p>14.7548</text:p>
          </table:table-cell>
          <table:table-cell/>
          <table:table-cell table:formula="of:=[.J63]/7050*1000" office:value-type="float" office:value="2.09287943262411" calcext:value-type="float">
            <text:p>2.092879432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N63]+[.P63]+[.R63])+0.338*([.O63]+[.Q63]+[.S63])+0.0192*(397-[.N63]-[.O63]-[.P63]-[.Q63]-[.R63]-[.S63])" office:value-type="float" office:value="17.3052" calcext:value-type="float">
            <text:p>17.3052</text:p>
          </table:table-cell>
          <table:table-cell/>
          <table:table-cell table:formula="of:=[.W63]/7050*1000" office:value-type="float" office:value="2.45463829787234" calcext:value-type="float">
            <text:p>2.45463829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A64]+[.C64]+[.E64])+0.338*([.B64]+[.D64]+[.F64])+0.0192*(397-[.A64]-[.B64]-[.C64]-[.D64]-[.E64]-[.F64])" office:value-type="float" office:value="14.7748" calcext:value-type="float">
            <text:p>14.7748</text:p>
          </table:table-cell>
          <table:table-cell/>
          <table:table-cell table:formula="of:=[.J64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N64]+[.P64]+[.R64])+0.338*([.O64]+[.Q64]+[.S64])+0.0192*(397-[.N64]-[.O64]-[.P64]-[.Q64]-[.R64]-[.S64])" office:value-type="float" office:value="14.7748" calcext:value-type="float">
            <text:p>14.7748</text:p>
          </table:table-cell>
          <table:table-cell/>
          <table:table-cell table:formula="of:=[.W64]/7050*1000" office:value-type="float" office:value="2.09571631205674" calcext:value-type="float">
            <text:p>2.09571631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A65]+[.C65]+[.E65])+0.338*([.B65]+[.D65]+[.F65])+0.0192*(397-[.A65]-[.B65]-[.C65]-[.D65]-[.E65]-[.F65])" office:value-type="float" office:value="14.7748" calcext:value-type="float">
            <text:p>14.7748</text:p>
          </table:table-cell>
          <table:table-cell/>
          <table:table-cell table:formula="of:=[.J65]/7050*1000" office:value-type="float" office:value="2.09571631205674" calcext:value-type="float">
            <text:p>2.0957163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N65]+[.P65]+[.R65])+0.338*([.O65]+[.Q65]+[.S65])+0.0192*(397-[.N65]-[.O65]-[.P65]-[.Q65]-[.R65]-[.S65])" office:value-type="float" office:value="14.7748" calcext:value-type="float">
            <text:p>14.7748</text:p>
          </table:table-cell>
          <table:table-cell/>
          <table:table-cell table:formula="of:=[.W65]/7050*1000" office:value-type="float" office:value="2.09571631205674" calcext:value-type="float">
            <text:p>2.09571631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A66]+[.C66]+[.E66])+0.338*([.B66]+[.D66]+[.F66])+0.0192*(397-[.A66]-[.B66]-[.C66]-[.D66]-[.E66]-[.F66])" office:value-type="float" office:value="19.8756" calcext:value-type="float">
            <text:p>19.8756</text:p>
          </table:table-cell>
          <table:table-cell/>
          <table:table-cell table:formula="of:=[.J66]/7050*1000" office:value-type="float" office:value="2.81923404255319" calcext:value-type="float">
            <text:p>2.81923404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N66]+[.P66]+[.R66])+0.338*([.O66]+[.Q66]+[.S66])+0.0192*(397-[.N66]-[.O66]-[.P66]-[.Q66]-[.R66]-[.S66])" office:value-type="float" office:value="17.3252" calcext:value-type="float">
            <text:p>17.3252</text:p>
          </table:table-cell>
          <table:table-cell/>
          <table:table-cell table:formula="of:=[.W66]/7050*1000" office:value-type="float" office:value="2.45747517730496" calcext:value-type="float">
            <text:p>2.45747517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0.318*([.A67]+[.C67]+[.E67])+0.338*([.B67]+[.D67]+[.F67])+0.0192*(397-[.A67]-[.B67]-[.C67]-[.D67]-[.E67]-[.F67])" office:value-type="float" office:value="17.3252" calcext:value-type="float">
            <text:p>17.3252</text:p>
          </table:table-cell>
          <table:table-cell/>
          <table:table-cell table:formula="of:=[.J67]/7050*1000" office:value-type="float" office:value="2.45747517730496" calcext:value-type="float">
            <text:p>2.4574751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0.318*([.N67]+[.P67]+[.R67])+0.338*([.O67]+[.Q67]+[.S67])+0.0192*(397-[.N67]-[.O67]-[.P67]-[.Q67]-[.R67]-[.S67])" office:value-type="float" office:value="14.7748" calcext:value-type="float">
            <text:p>14.7748</text:p>
          </table:table-cell>
          <table:table-cell/>
          <table:table-cell table:formula="of:=[.W67]/7050*1000" office:value-type="float" office:value="2.09571631205674" calcext:value-type="float">
            <text:p>2.09571631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0.318*([.A68]+[.C68]+[.E68])+0.338*([.B68]+[.D68]+[.F68])+0.0192*(397-[.A68]-[.B68]-[.C68]-[.D68]-[.E68]-[.F68])" office:value-type="float" office:value="17.3252" calcext:value-type="float">
            <text:p>17.3252</text:p>
          </table:table-cell>
          <table:table-cell/>
          <table:table-cell table:formula="of:=[.J68]/7050*1000" office:value-type="float" office:value="2.45747517730496" calcext:value-type="float">
            <text:p>2.45747517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0.318*([.N68]+[.P68]+[.R68])+0.338*([.O68]+[.Q68]+[.S68])+0.0192*(397-[.N68]-[.O68]-[.P68]-[.Q68]-[.R68]-[.S68])" office:value-type="float" office:value="17.3252" calcext:value-type="float">
            <text:p>17.3252</text:p>
          </table:table-cell>
          <table:table-cell/>
          <table:table-cell table:formula="of:=[.W68]/7050*1000" office:value-type="float" office:value="2.45747517730496" calcext:value-type="float">
            <text:p>2.4574751773</text:p>
          </table:table-cell>
          <table:table-cell table:number-columns-repeated="6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 table:number-columns-spanned="2" table:number-rows-spanned="1">
            <text:p>Withour Interference</text:p>
          </table:table-cell>
          <table:covered-table-cell/>
          <table:table-cell table:number-columns-repeated="29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/>
          <table:table-cell office:value-type="string" calcext:value-type="string">
            <text:p>P(mW)</text:p>
          </table:table-cell>
          <table:table-cell/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/>
          <table:table-cell office:value-type="string" calcext:value-type="string">
            <text:p>P(m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A74]+[.C74]+[.E74])+0.338*([.B74]+[.D74]+[.F74])+0.0192*(397-[.A74]-[.B74]-[.C74]-[.D74]-[.E74]-[.F74])" office:value-type="float" office:value="13.9784" calcext:value-type="float">
            <text:p>13.9784</text:p>
          </table:table-cell>
          <table:table-cell/>
          <table:table-cell table:formula="of:=[.J74]/5955*1000" office:value-type="float" office:value="2.34733837111671" calcext:value-type="float">
            <text:p>2.34733837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N74]+[.P74]+[.R74])+0.338*([.O74]+[.Q74]+[.S74])+0.0192*(397-[.N74]-[.O74]-[.P74]-[.Q74]-[.R74]-[.S74])" office:value-type="float" office:value="18.7604" calcext:value-type="float">
            <text:p>18.7604</text:p>
          </table:table-cell>
          <table:table-cell/>
          <table:table-cell table:formula="of:=[.W74]/5955*1000" office:value-type="float" office:value="3.1503610411419" calcext:value-type="float">
            <text:p>3.15036104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A75]+[.C75]+[.E75])+0.338*([.B75]+[.D75]+[.F75])+0.0192*(397-[.A75]-[.B75]-[.C75]-[.D75]-[.E75]-[.F75])" office:value-type="float" office:value="12.6832" calcext:value-type="float">
            <text:p>12.6832</text:p>
          </table:table-cell>
          <table:table-cell/>
          <table:table-cell table:formula="of:=[.J75]/5955*1000" office:value-type="float" office:value="2.12984047019312" calcext:value-type="float">
            <text:p>2.1298404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N75]+[.P75]+[.R75])+0.338*([.O75]+[.Q75]+[.S75])+0.0192*(397-[.N75]-[.O75]-[.P75]-[.Q75]-[.R75]-[.S75])" office:value-type="float" office:value="13.6396" calcext:value-type="float">
            <text:p>13.6396</text:p>
          </table:table-cell>
          <table:table-cell/>
          <table:table-cell table:formula="of:=[.W75]/5955*1000" office:value-type="float" office:value="2.29044500419815" calcext:value-type="float">
            <text:p>2.29044500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A76]+[.C76]+[.E76])+0.338*([.B76]+[.D76]+[.F76])+0.0192*(397-[.A76]-[.B76]-[.C76]-[.D76]-[.E76]-[.F76])" office:value-type="float" office:value="12.3844" calcext:value-type="float">
            <text:p>12.3844</text:p>
          </table:table-cell>
          <table:table-cell/>
          <table:table-cell table:formula="of:=[.J76]/5955*1000" office:value-type="float" office:value="2.07966414777498" calcext:value-type="float">
            <text:p>2.07966414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N76]+[.P76]+[.R76])+0.338*([.O76]+[.Q76]+[.S76])+0.0192*(397-[.N76]-[.O76]-[.P76]-[.Q76]-[.R76]-[.S76])" office:value-type="float" office:value="13.6396" calcext:value-type="float">
            <text:p>13.6396</text:p>
          </table:table-cell>
          <table:table-cell/>
          <table:table-cell table:formula="of:=[.W76]/5955*1000" office:value-type="float" office:value="2.29044500419815" calcext:value-type="float">
            <text:p>2.29044500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A77]+[.C77]+[.E77])+0.338*([.B77]+[.D77]+[.F77])+0.0192*(397-[.A77]-[.B77]-[.C77]-[.D77]-[.E77]-[.F77])" office:value-type="float" office:value="12.3844" calcext:value-type="float">
            <text:p>12.3844</text:p>
          </table:table-cell>
          <table:table-cell/>
          <table:table-cell table:formula="of:=[.J77]/5955*1000" office:value-type="float" office:value="2.07966414777498" calcext:value-type="float">
            <text:p>2.07966414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N77]+[.P77]+[.R77])+0.338*([.O77]+[.Q77]+[.S77])+0.0192*(397-[.N77]-[.O77]-[.P77]-[.Q77]-[.R77]-[.S77])" office:value-type="float" office:value="14.2972" calcext:value-type="float">
            <text:p>14.2972</text:p>
          </table:table-cell>
          <table:table-cell/>
          <table:table-cell table:formula="of:=[.W77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A78]+[.C78]+[.E78])+0.338*([.B78]+[.D78]+[.F78])+0.0192*(397-[.A78]-[.B78]-[.C78]-[.D78]-[.E78]-[.F78])" office:value-type="float" office:value="14.596" calcext:value-type="float">
            <text:p>14.596</text:p>
          </table:table-cell>
          <table:table-cell/>
          <table:table-cell table:formula="of:=[.J78]/5955*1000" office:value-type="float" office:value="2.45104953820319" calcext:value-type="float">
            <text:p>2.45104953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N78]+[.P78]+[.R78])+0.338*([.O78]+[.Q78]+[.S78])+0.0192*(397-[.N78]-[.O78]-[.P78]-[.Q78]-[.R78]-[.S78])" office:value-type="float" office:value="13.3408" calcext:value-type="float">
            <text:p>13.3408</text:p>
          </table:table-cell>
          <table:table-cell/>
          <table:table-cell table:formula="of:=[.W78]/5955*1000" office:value-type="float" office:value="2.24026868178002" calcext:value-type="float">
            <text:p>2.24026868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A79]+[.C79]+[.E79])+0.338*([.B79]+[.D79]+[.F79])+0.0192*(397-[.A79]-[.B79]-[.C79]-[.D79]-[.E79]-[.F79])" office:value-type="float" office:value="14.596" calcext:value-type="float">
            <text:p>14.596</text:p>
          </table:table-cell>
          <table:table-cell/>
          <table:table-cell table:formula="of:=[.J79]/5955*1000" office:value-type="float" office:value="2.45104953820319" calcext:value-type="float">
            <text:p>2.45104953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N79]+[.P79]+[.R79])+0.338*([.O79]+[.Q79]+[.S79])+0.0192*(397-[.N79]-[.O79]-[.P79]-[.Q79]-[.R79]-[.S79])" office:value-type="float" office:value="16.21" calcext:value-type="float">
            <text:p>16.21</text:p>
          </table:table-cell>
          <table:table-cell/>
          <table:table-cell table:formula="of:=[.W79]/5955*1000" office:value-type="float" office:value="2.72208228379513" calcext:value-type="float">
            <text:p>2.722082283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A80]+[.C80]+[.E80])+0.338*([.B80]+[.D80]+[.F80])+0.0192*(397-[.A80]-[.B80]-[.C80]-[.D80]-[.E80]-[.F80])" office:value-type="float" office:value="12.3844" calcext:value-type="float">
            <text:p>12.3844</text:p>
          </table:table-cell>
          <table:table-cell/>
          <table:table-cell table:formula="of:=[.J80]/5955*1000" office:value-type="float" office:value="2.07966414777498" calcext:value-type="float">
            <text:p>2.07966414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N80]+[.P80]+[.R80])+0.338*([.O80]+[.Q80]+[.S80])+0.0192*(397-[.N80]-[.O80]-[.P80]-[.Q80]-[.R80]-[.S80])" office:value-type="float" office:value="13.3408" calcext:value-type="float">
            <text:p>13.3408</text:p>
          </table:table-cell>
          <table:table-cell/>
          <table:table-cell table:formula="of:=[.W80]/5955*1000" office:value-type="float" office:value="2.24026868178002" calcext:value-type="float">
            <text:p>2.24026868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A81]+[.C81]+[.E81])+0.338*([.B81]+[.D81]+[.F81])+0.0192*(397-[.A81]-[.B81]-[.C81]-[.D81]-[.E81]-[.F81])" office:value-type="float" office:value="13.6396" calcext:value-type="float">
            <text:p>13.6396</text:p>
          </table:table-cell>
          <table:table-cell/>
          <table:table-cell table:formula="of:=[.J81]/5955*1000" office:value-type="float" office:value="2.29044500419815" calcext:value-type="float">
            <text:p>2.29044500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N81]+[.P81]+[.R81])+0.338*([.O81]+[.Q81]+[.S81])+0.0192*(397-[.N81]-[.O81]-[.P81]-[.Q81]-[.R81]-[.S81])" office:value-type="float" office:value="14.576" calcext:value-type="float">
            <text:p>14.576</text:p>
          </table:table-cell>
          <table:table-cell/>
          <table:table-cell table:formula="of:=[.W81]/5955*1000" office:value-type="float" office:value="2.44769101595298" calcext:value-type="float">
            <text:p>2.4476910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A82]+[.C82]+[.E82])+0.338*([.B82]+[.D82]+[.F82])+0.0192*(397-[.A82]-[.B82]-[.C82]-[.D82]-[.E82]-[.F82])" office:value-type="float" office:value="13.6396" calcext:value-type="float">
            <text:p>13.6396</text:p>
          </table:table-cell>
          <table:table-cell/>
          <table:table-cell table:formula="of:=[.J82]/5955*1000" office:value-type="float" office:value="2.29044500419815" calcext:value-type="float">
            <text:p>2.29044500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N82]+[.P82]+[.R82])+0.338*([.O82]+[.Q82]+[.S82])+0.0192*(397-[.N82]-[.O82]-[.P82]-[.Q82]-[.R82]-[.S82])" office:value-type="float" office:value="14.2972" calcext:value-type="float">
            <text:p>14.2972</text:p>
          </table:table-cell>
          <table:table-cell/>
          <table:table-cell table:formula="of:=[.W82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A83]+[.C83]+[.E83])+0.338*([.B83]+[.D83]+[.F83])+0.0192*(397-[.A83]-[.B83]-[.C83]-[.D83]-[.E83]-[.F83])" office:value-type="float" office:value="12.3844" calcext:value-type="float">
            <text:p>12.3844</text:p>
          </table:table-cell>
          <table:table-cell/>
          <table:table-cell table:formula="of:=[.J83]/5955*1000" office:value-type="float" office:value="2.07966414777498" calcext:value-type="float">
            <text:p>2.07966414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N83]+[.P83]+[.R83])+0.338*([.O83]+[.Q83]+[.S83])+0.0192*(397-[.N83]-[.O83]-[.P83]-[.Q83]-[.R83]-[.S83])" office:value-type="float" office:value="12.3844" calcext:value-type="float">
            <text:p>12.3844</text:p>
          </table:table-cell>
          <table:table-cell/>
          <table:table-cell table:formula="of:=[.W83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A84]+[.C84]+[.E84])+0.338*([.B84]+[.D84]+[.F84])+0.0192*(397-[.A84]-[.B84]-[.C84]-[.D84]-[.E84]-[.F84])" office:value-type="float" office:value="13.6396" calcext:value-type="float">
            <text:p>13.6396</text:p>
          </table:table-cell>
          <table:table-cell/>
          <table:table-cell table:formula="of:=[.J84]/5955*1000" office:value-type="float" office:value="2.29044500419815" calcext:value-type="float">
            <text:p>2.29044500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N84]+[.P84]+[.R84])+0.338*([.O84]+[.Q84]+[.S84])+0.0192*(397-[.N84]-[.O84]-[.P84]-[.Q84]-[.R84]-[.S84])" office:value-type="float" office:value="14.2972" calcext:value-type="float">
            <text:p>14.2972</text:p>
          </table:table-cell>
          <table:table-cell/>
          <table:table-cell table:formula="of:=[.W84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A85]+[.C85]+[.E85])+0.338*([.B85]+[.D85]+[.F85])+0.0192*(397-[.A85]-[.B85]-[.C85]-[.D85]-[.E85]-[.F85])" office:value-type="float" office:value="12.3844" calcext:value-type="float">
            <text:p>12.3844</text:p>
          </table:table-cell>
          <table:table-cell/>
          <table:table-cell table:formula="of:=[.J85]/5955*1000" office:value-type="float" office:value="2.07966414777498" calcext:value-type="float">
            <text:p>2.07966414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N85]+[.P85]+[.R85])+0.338*([.O85]+[.Q85]+[.S85])+0.0192*(397-[.N85]-[.O85]-[.P85]-[.Q85]-[.R85]-[.S85])" office:value-type="float" office:value="13.3408" calcext:value-type="float">
            <text:p>13.3408</text:p>
          </table:table-cell>
          <table:table-cell/>
          <table:table-cell table:formula="of:=[.W85]/5955*1000" office:value-type="float" office:value="2.24026868178002" calcext:value-type="float">
            <text:p>2.24026868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A86]+[.C86]+[.E86])+0.338*([.B86]+[.D86]+[.F86])+0.0192*(397-[.A86]-[.B86]-[.C86]-[.D86]-[.E86]-[.F86])" office:value-type="float" office:value="15.5524" calcext:value-type="float">
            <text:p>15.5524</text:p>
          </table:table-cell>
          <table:table-cell/>
          <table:table-cell table:formula="of:=[.J86]/5955*1000" office:value-type="float" office:value="2.61165407220823" calcext:value-type="float">
            <text:p>2.61165407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N86]+[.P86]+[.R86])+0.338*([.O86]+[.Q86]+[.S86])+0.0192*(397-[.N86]-[.O86]-[.P86]-[.Q86]-[.R86]-[.S86])" office:value-type="float" office:value="14.8948" calcext:value-type="float">
            <text:p>14.8948</text:p>
          </table:table-cell>
          <table:table-cell/>
          <table:table-cell table:formula="of:=[.W86]/5955*1000" office:value-type="float" office:value="2.50122586062133" calcext:value-type="float">
            <text:p>2.50122586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A87]+[.C87]+[.E87])+0.338*([.B87]+[.D87]+[.F87])+0.0192*(397-[.A87]-[.B87]-[.C87]-[.D87]-[.E87]-[.F87])" office:value-type="float" office:value="14.8948" calcext:value-type="float">
            <text:p>14.8948</text:p>
          </table:table-cell>
          <table:table-cell/>
          <table:table-cell table:formula="of:=[.J87]/5955*1000" office:value-type="float" office:value="2.50122586062133" calcext:value-type="float">
            <text:p>2.50122586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N87]+[.P87]+[.R87])+0.338*([.O87]+[.Q87]+[.S87])+0.0192*(397-[.N87]-[.O87]-[.P87]-[.Q87]-[.R87]-[.S87])" office:value-type="float" office:value="17.764" calcext:value-type="float">
            <text:p>17.764</text:p>
          </table:table-cell>
          <table:table-cell/>
          <table:table-cell table:formula="of:=[.W87]/5955*1000" office:value-type="float" office:value="2.98303946263644" calcext:value-type="float">
            <text:p>2.983039462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A88]+[.C88]+[.E88])+0.338*([.B88]+[.D88]+[.F88])+0.0192*(397-[.A88]-[.B88]-[.C88]-[.D88]-[.E88]-[.F88])" office:value-type="float" office:value="12.6632" calcext:value-type="float">
            <text:p>12.6632</text:p>
          </table:table-cell>
          <table:table-cell/>
          <table:table-cell table:formula="of:=[.J88]/5955*1000" office:value-type="float" office:value="2.12648194794291" calcext:value-type="float">
            <text:p>2.126481947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N88]+[.P88]+[.R88])+0.338*([.O88]+[.Q88]+[.S88])+0.0192*(397-[.N88]-[.O88]-[.P88]-[.Q88]-[.R88]-[.S88])" office:value-type="float" office:value="12.6632" calcext:value-type="float">
            <text:p>12.6632</text:p>
          </table:table-cell>
          <table:table-cell/>
          <table:table-cell table:formula="of:=[.W88]/5955*1000" office:value-type="float" office:value="2.12648194794291" calcext:value-type="float">
            <text:p>2.12648194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A89]+[.C89]+[.E89])+0.338*([.B89]+[.D89]+[.F89])+0.0192*(397-[.A89]-[.B89]-[.C89]-[.D89]-[.E89]-[.F89])" office:value-type="float" office:value="14.596" calcext:value-type="float">
            <text:p>14.596</text:p>
          </table:table-cell>
          <table:table-cell/>
          <table:table-cell table:formula="of:=[.J89]/5955*1000" office:value-type="float" office:value="2.45104953820319" calcext:value-type="float">
            <text:p>2.45104953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N89]+[.P89]+[.R89])+0.338*([.O89]+[.Q89]+[.S89])+0.0192*(397-[.N89]-[.O89]-[.P89]-[.Q89]-[.R89]-[.S89])" office:value-type="float" office:value="14.596" calcext:value-type="float">
            <text:p>14.596</text:p>
          </table:table-cell>
          <table:table-cell/>
          <table:table-cell table:formula="of:=[.W89]/5955*1000" office:value-type="float" office:value="2.45104953820319" calcext:value-type="float">
            <text:p>2.45104953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A90]+[.C90]+[.E90])+0.338*([.B90]+[.D90]+[.F90])+0.0192*(397-[.A90]-[.B90]-[.C90]-[.D90]-[.E90]-[.F90])" office:value-type="float" office:value="12.3844" calcext:value-type="float">
            <text:p>12.3844</text:p>
          </table:table-cell>
          <table:table-cell/>
          <table:table-cell table:formula="of:=[.J90]/5955*1000" office:value-type="float" office:value="2.07966414777498" calcext:value-type="float">
            <text:p>2.07966414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N90]+[.P90]+[.R90])+0.338*([.O90]+[.Q90]+[.S90])+0.0192*(397-[.N90]-[.O90]-[.P90]-[.Q90]-[.R90]-[.S90])" office:value-type="float" office:value="14.2972" calcext:value-type="float">
            <text:p>14.2972</text:p>
          </table:table-cell>
          <table:table-cell/>
          <table:table-cell table:formula="of:=[.W90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A91]+[.C91]+[.E91])+0.338*([.B91]+[.D91]+[.F91])+0.0192*(397-[.A91]-[.B91]-[.C91]-[.D91]-[.E91]-[.F91])" office:value-type="float" office:value="13.6396" calcext:value-type="float">
            <text:p>13.6396</text:p>
          </table:table-cell>
          <table:table-cell/>
          <table:table-cell table:formula="of:=[.J91]/5955*1000" office:value-type="float" office:value="2.29044500419815" calcext:value-type="float">
            <text:p>2.29044500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N91]+[.P91]+[.R91])+0.338*([.O91]+[.Q91]+[.S91])+0.0192*(397-[.N91]-[.O91]-[.P91]-[.Q91]-[.R91]-[.S91])" office:value-type="float" office:value="12.3844" calcext:value-type="float">
            <text:p>12.3844</text:p>
          </table:table-cell>
          <table:table-cell/>
          <table:table-cell table:formula="of:=[.W91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A92]+[.C92]+[.E92])+0.338*([.B92]+[.D92]+[.F92])+0.0192*(397-[.A92]-[.B92]-[.C92]-[.D92]-[.E92]-[.F92])" office:value-type="float" office:value="13.3408" calcext:value-type="float">
            <text:p>13.3408</text:p>
          </table:table-cell>
          <table:table-cell/>
          <table:table-cell table:formula="of:=[.J92]/5955*1000" office:value-type="float" office:value="2.24026868178002" calcext:value-type="float">
            <text:p>2.24026868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N92]+[.P92]+[.R92])+0.338*([.O92]+[.Q92]+[.S92])+0.0192*(397-[.N92]-[.O92]-[.P92]-[.Q92]-[.R92]-[.S92])" office:value-type="float" office:value="12.3844" calcext:value-type="float">
            <text:p>12.3844</text:p>
          </table:table-cell>
          <table:table-cell/>
          <table:table-cell table:formula="of:=[.W92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A93]+[.C93]+[.E93])+0.338*([.B93]+[.D93]+[.F93])+0.0192*(397-[.A93]-[.B93]-[.C93]-[.D93]-[.E93]-[.F93])" office:value-type="float" office:value="12.6832" calcext:value-type="float">
            <text:p>12.6832</text:p>
          </table:table-cell>
          <table:table-cell/>
          <table:table-cell table:formula="of:=[.J93]/5955*1000" office:value-type="float" office:value="2.12984047019312" calcext:value-type="float">
            <text:p>2.12984047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N93]+[.P93]+[.R93])+0.338*([.O93]+[.Q93]+[.S93])+0.0192*(397-[.N93]-[.O93]-[.P93]-[.Q93]-[.R93]-[.S93])" office:value-type="float" office:value="12.6832" calcext:value-type="float">
            <text:p>12.6832</text:p>
          </table:table-cell>
          <table:table-cell/>
          <table:table-cell table:formula="of:=[.W93]/5955*1000" office:value-type="float" office:value="2.12984047019312" calcext:value-type="float">
            <text:p>2.1298404702</text:p>
          </table:table-cell>
          <table:table-cell table:number-columns-repeated="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style-name="ce1" office:value-type="string" calcext:value-type="string" table:number-columns-spanned="2" table:number-rows-spanned="1">
            <text:p>With Interference</text:p>
          </table:table-cell>
          <table:covered-table-cell/>
          <table:table-cell table:number-columns-repeated="29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/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 table:number-columns-repeated="2"/>
          <table:table-cell table:number-columns-repeated="2" office:value-type="string" calcext:value-type="string">
            <text:p>P(mW)/PDR_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A100]+[.C100]+[.E100])+0.338*([.B100]+[.D100]+[.F100])+0.0192*(397-[.A100]-[.B100]-[.C100]-[.D100]-[.E100]-[.F100])" office:value-type="float" office:value="13.9784" calcext:value-type="float">
            <text:p>13.9784</text:p>
          </table:table-cell>
          <table:table-cell table:formula="of:=[.L100]/0.8876" office:value-type="float" office:value="2.64459032347534" calcext:value-type="float">
            <text:p>2.6445903235</text:p>
          </table:table-cell>
          <table:table-cell table:formula="of:=[.J100]/5955*1000" office:value-type="float" office:value="2.34733837111671" calcext:value-type="float">
            <text:p>2.34733837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N100]+[.P100]+[.R100])+0.338*([.O100]+[.Q100]+[.S100])+0.0192*(397-[.N100]-[.O100]-[.P100]-[.Q100]-[.R100]-[.S100])" office:value-type="float" office:value="18.7604" calcext:value-type="float">
            <text:p>18.7604</text:p>
          </table:table-cell>
          <table:table-cell table:formula="of:=[.Y100]/0.961325" office:value-type="float" office:value="3.2771029996535" calcext:value-type="float">
            <text:p>3.2771029997</text:p>
          </table:table-cell>
          <table:table-cell table:formula="of:=[.W100]/5955*1000" office:value-type="float" office:value="3.1503610411419" calcext:value-type="float">
            <text:p>3.1503610411</text:p>
          </table:table-cell>
          <table:table-cell table:number-columns-repeated="2"/>
          <table:table-cell office:value-type="float" office:value="2.64459032347534" calcext:value-type="float">
            <text:p>2.6445903235</text:p>
          </table:table-cell>
          <table:table-cell office:value-type="float" office:value="3.2771029996535" calcext:value-type="float">
            <text:p>3.2771029997</text:p>
          </table:table-cell>
          <table:table-cell table:formula="of:=[.AB100]*5" office:value-type="float" office:value="13.2229516173767" calcext:value-type="float">
            <text:p>13.2229516174</text:p>
          </table:table-cell>
          <table:table-cell table:formula="of:=[.AC100]*5" office:value-type="float" office:value="16.3855149982675" calcext:value-type="float">
            <text:p>16.38551499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A101]+[.C101]+[.E101])+0.338*([.B101]+[.D101]+[.F101])+0.0192*(397-[.A101]-[.B101]-[.C101]-[.D101]-[.E101]-[.F101])" office:value-type="float" office:value="12.6832" calcext:value-type="float">
            <text:p>12.6832</text:p>
          </table:table-cell>
          <table:table-cell table:formula="of:=[.L101]/0.8876" office:value-type="float" office:value="2.39954987628787" calcext:value-type="float">
            <text:p>2.3995498763</text:p>
          </table:table-cell>
          <table:table-cell table:formula="of:=[.J101]/5955*1000" office:value-type="float" office:value="2.12984047019312" calcext:value-type="float">
            <text:p>2.1298404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N101]+[.P101]+[.R101])+0.338*([.O101]+[.Q101]+[.S101])+0.0192*(397-[.N101]-[.O101]-[.P101]-[.Q101]-[.R101]-[.S101])" office:value-type="float" office:value="13.6396" calcext:value-type="float">
            <text:p>13.6396</text:p>
          </table:table-cell>
          <table:table-cell table:formula="of:=[.Y101]/0.961325" office:value-type="float" office:value="2.3825917397323" calcext:value-type="float">
            <text:p>2.3825917397</text:p>
          </table:table-cell>
          <table:table-cell table:formula="of:=[.W101]/5955*1000" office:value-type="float" office:value="2.29044500419815" calcext:value-type="float">
            <text:p>2.2904450042</text:p>
          </table:table-cell>
          <table:table-cell table:number-columns-repeated="2"/>
          <table:table-cell office:value-type="float" office:value="2.39954987628787" calcext:value-type="float">
            <text:p>2.3995498763</text:p>
          </table:table-cell>
          <table:table-cell office:value-type="float" office:value="2.3825917397323" calcext:value-type="float">
            <text:p>2.3825917397</text:p>
          </table:table-cell>
          <table:table-cell table:formula="of:=[.AB101]*5" office:value-type="float" office:value="11.9977493814394" calcext:value-type="float">
            <text:p>11.9977493814</text:p>
          </table:table-cell>
          <table:table-cell table:formula="of:=[.AC101]*5" office:value-type="float" office:value="11.9129586986615" calcext:value-type="float">
            <text:p>11.91295869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A102]+[.C102]+[.E102])+0.338*([.B102]+[.D102]+[.F102])+0.0192*(397-[.A102]-[.B102]-[.C102]-[.D102]-[.E102]-[.F102])" office:value-type="float" office:value="12.3844" calcext:value-type="float">
            <text:p>12.3844</text:p>
          </table:table-cell>
          <table:table-cell table:formula="of:=[.L102]/0.8876" office:value-type="float" office:value="2.3430195445865" calcext:value-type="float">
            <text:p>2.3430195446</text:p>
          </table:table-cell>
          <table:table-cell table:formula="of:=[.J102]/5955*1000" office:value-type="float" office:value="2.07966414777498" calcext:value-type="float">
            <text:p>2.07966414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N102]+[.P102]+[.R102])+0.338*([.O102]+[.Q102]+[.S102])+0.0192*(397-[.N102]-[.O102]-[.P102]-[.Q102]-[.R102]-[.S102])" office:value-type="float" office:value="13.6196" calcext:value-type="float">
            <text:p>13.6196</text:p>
          </table:table-cell>
          <table:table-cell table:formula="of:=[.Y102]/0.961325" office:value-type="float" office:value="2.37909810100428" calcext:value-type="float">
            <text:p>2.379098101</text:p>
          </table:table-cell>
          <table:table-cell table:formula="of:=[.W102]/5955*1000" office:value-type="float" office:value="2.28708648194794" calcext:value-type="float">
            <text:p>2.2870864819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37909810100428" calcext:value-type="float">
            <text:p>2.379098101</text:p>
          </table:table-cell>
          <table:table-cell table:formula="of:=[.AB102]*5" office:value-type="float" office:value="11.7150977229325" calcext:value-type="float">
            <text:p>11.7150977229</text:p>
          </table:table-cell>
          <table:table-cell table:formula="of:=[.AC102]*5" office:value-type="float" office:value="11.8954905050214" calcext:value-type="float">
            <text:p>11.8954905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A103]+[.C103]+[.E103])+0.338*([.B103]+[.D103]+[.F103])+0.0192*(397-[.A103]-[.B103]-[.C103]-[.D103]-[.E103]-[.F103])" office:value-type="float" office:value="12.3844" calcext:value-type="float">
            <text:p>12.3844</text:p>
          </table:table-cell>
          <table:table-cell table:formula="of:=[.L103]/0.8876" office:value-type="float" office:value="2.3430195445865" calcext:value-type="float">
            <text:p>2.3430195446</text:p>
          </table:table-cell>
          <table:table-cell table:formula="of:=[.J103]/5955*1000" office:value-type="float" office:value="2.07966414777498" calcext:value-type="float">
            <text:p>2.07966414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N103]+[.P103]+[.R103])+0.338*([.O103]+[.Q103]+[.S103])+0.0192*(397-[.N103]-[.O103]-[.P103]-[.Q103]-[.R103]-[.S103])" office:value-type="float" office:value="14.596" calcext:value-type="float">
            <text:p>14.596</text:p>
          </table:table-cell>
          <table:table-cell table:formula="of:=[.Y103]/0.961325" office:value-type="float" office:value="2.54965754370602" calcext:value-type="float">
            <text:p>2.5496575437</text:p>
          </table:table-cell>
          <table:table-cell table:formula="of:=[.W103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54965754370602" calcext:value-type="float">
            <text:p>2.5496575437</text:p>
          </table:table-cell>
          <table:table-cell table:formula="of:=[.AB103]*5" office:value-type="float" office:value="11.7150977229325" calcext:value-type="float">
            <text:p>11.7150977229</text:p>
          </table:table-cell>
          <table:table-cell table:formula="of:=[.AC103]*5" office:value-type="float" office:value="12.7482877185301" calcext:value-type="float">
            <text:p>12.74828771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A104]+[.C104]+[.E104])+0.338*([.B104]+[.D104]+[.F104])+0.0192*(397-[.A104]-[.B104]-[.C104]-[.D104]-[.E104]-[.F104])" office:value-type="float" office:value="14.596" calcext:value-type="float">
            <text:p>14.596</text:p>
          </table:table-cell>
          <table:table-cell table:formula="of:=[.L104]/0.8876" office:value-type="float" office:value="2.76143481095447" calcext:value-type="float">
            <text:p>2.761434811</text:p>
          </table:table-cell>
          <table:table-cell table:formula="of:=[.J104]/5955*1000" office:value-type="float" office:value="2.45104953820319" calcext:value-type="float">
            <text:p>2.451049538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N104]+[.P104]+[.R104])+0.338*([.O104]+[.Q104]+[.S104])+0.0192*(397-[.N104]-[.O104]-[.P104]-[.Q104]-[.R104]-[.S104])" office:value-type="float" office:value="13.3208" calcext:value-type="float">
            <text:p>13.3208</text:p>
          </table:table-cell>
          <table:table-cell table:formula="of:=[.Y104]/0.961325" office:value-type="float" office:value="2.32690313840773" calcext:value-type="float">
            <text:p>2.3269031384</text:p>
          </table:table-cell>
          <table:table-cell table:formula="of:=[.W104]/5955*1000" office:value-type="float" office:value="2.23691015952981" calcext:value-type="float">
            <text:p>2.2369101595</text:p>
          </table:table-cell>
          <table:table-cell table:number-columns-repeated="2"/>
          <table:table-cell office:value-type="float" office:value="2.76143481095447" calcext:value-type="float">
            <text:p>2.761434811</text:p>
          </table:table-cell>
          <table:table-cell office:value-type="float" office:value="2.32690313840773" calcext:value-type="float">
            <text:p>2.3269031384</text:p>
          </table:table-cell>
          <table:table-cell table:formula="of:=[.AB104]*5" office:value-type="float" office:value="13.8071740547724" calcext:value-type="float">
            <text:p>13.8071740548</text:p>
          </table:table-cell>
          <table:table-cell table:formula="of:=[.AC104]*5" office:value-type="float" office:value="11.6345156920387" calcext:value-type="float">
            <text:p>11.6345156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A105]+[.C105]+[.E105])+0.338*([.B105]+[.D105]+[.F105])+0.0192*(397-[.A105]-[.B105]-[.C105]-[.D105]-[.E105]-[.F105])" office:value-type="float" office:value="15.1936" calcext:value-type="float">
            <text:p>15.1936</text:p>
          </table:table-cell>
          <table:table-cell table:formula="of:=[.L105]/0.8876" office:value-type="float" office:value="2.87449547435721" calcext:value-type="float">
            <text:p>2.8744954744</text:p>
          </table:table-cell>
          <table:table-cell table:formula="of:=[.J105]/5955*1000" office:value-type="float" office:value="2.55140218303946" calcext:value-type="float">
            <text:p>2.5514021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N105]+[.P105]+[.R105])+0.338*([.O105]+[.Q105]+[.S105])+0.0192*(397-[.N105]-[.O105]-[.P105]-[.Q105]-[.R105]-[.S105])" office:value-type="float" office:value="16.5088" calcext:value-type="float">
            <text:p>16.5088</text:p>
          </table:table-cell>
          <table:table-cell table:formula="of:=[.Y105]/0.961325" office:value-type="float" office:value="2.88378915165346" calcext:value-type="float">
            <text:p>2.8837891517</text:p>
          </table:table-cell>
          <table:table-cell table:formula="of:=[.W105]/5955*1000" office:value-type="float" office:value="2.77225860621327" calcext:value-type="float">
            <text:p>2.7722586062</text:p>
          </table:table-cell>
          <table:table-cell table:number-columns-repeated="2"/>
          <table:table-cell office:value-type="float" office:value="2.87449547435721" calcext:value-type="float">
            <text:p>2.8744954744</text:p>
          </table:table-cell>
          <table:table-cell office:value-type="float" office:value="2.88378915165346" calcext:value-type="float">
            <text:p>2.8837891517</text:p>
          </table:table-cell>
          <table:table-cell table:formula="of:=[.AB105]*5" office:value-type="float" office:value="14.3724773717861" calcext:value-type="float">
            <text:p>14.3724773718</text:p>
          </table:table-cell>
          <table:table-cell table:formula="of:=[.AC105]*5" office:value-type="float" office:value="14.4189457582673" calcext:value-type="float">
            <text:p>14.41894575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A106]+[.C106]+[.E106])+0.338*([.B106]+[.D106]+[.F106])+0.0192*(397-[.A106]-[.B106]-[.C106]-[.D106]-[.E106]-[.F106])" office:value-type="float" office:value="12.3844" calcext:value-type="float">
            <text:p>12.3844</text:p>
          </table:table-cell>
          <table:table-cell table:formula="of:=[.L106]/0.8876" office:value-type="float" office:value="2.3430195445865" calcext:value-type="float">
            <text:p>2.3430195446</text:p>
          </table:table-cell>
          <table:table-cell table:formula="of:=[.J106]/5955*1000" office:value-type="float" office:value="2.07966414777498" calcext:value-type="float">
            <text:p>2.07966414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N106]+[.P106]+[.R106])+0.338*([.O106]+[.Q106]+[.S106])+0.0192*(397-[.N106]-[.O106]-[.P106]-[.Q106]-[.R106]-[.S106])" office:value-type="float" office:value="13.3408" calcext:value-type="float">
            <text:p>13.3408</text:p>
          </table:table-cell>
          <table:table-cell table:formula="of:=[.Y106]/0.961325" office:value-type="float" office:value="2.33039677713574" calcext:value-type="float">
            <text:p>2.3303967771</text:p>
          </table:table-cell>
          <table:table-cell table:formula="of:=[.W106]/5955*1000" office:value-type="float" office:value="2.24026868178002" calcext:value-type="float">
            <text:p>2.2402686818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33039677713574" calcext:value-type="float">
            <text:p>2.3303967771</text:p>
          </table:table-cell>
          <table:table-cell table:formula="of:=[.AB106]*5" office:value-type="float" office:value="11.7150977229325" calcext:value-type="float">
            <text:p>11.7150977229</text:p>
          </table:table-cell>
          <table:table-cell table:formula="of:=[.AC106]*5" office:value-type="float" office:value="11.6519838856787" calcext:value-type="float">
            <text:p>11.65198388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A107]+[.C107]+[.E107])+0.338*([.B107]+[.D107]+[.F107])+0.0192*(397-[.A107]-[.B107]-[.C107]-[.D107]-[.E107]-[.F107])" office:value-type="float" office:value="13.6396" calcext:value-type="float">
            <text:p>13.6396</text:p>
          </table:table-cell>
          <table:table-cell table:formula="of:=[.L107]/0.8876" office:value-type="float" office:value="2.58049234362117" calcext:value-type="float">
            <text:p>2.5804923436</text:p>
          </table:table-cell>
          <table:table-cell table:formula="of:=[.J107]/5955*1000" office:value-type="float" office:value="2.29044500419815" calcext:value-type="float">
            <text:p>2.290445004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N107]+[.P107]+[.R107])+0.338*([.O107]+[.Q107]+[.S107])+0.0192*(397-[.N107]-[.O107]-[.P107]-[.Q107]-[.R107]-[.S107])" office:value-type="float" office:value="14.596" calcext:value-type="float">
            <text:p>14.596</text:p>
          </table:table-cell>
          <table:table-cell table:formula="of:=[.Y107]/0.961325" office:value-type="float" office:value="2.54965754370602" calcext:value-type="float">
            <text:p>2.5496575437</text:p>
          </table:table-cell>
          <table:table-cell table:formula="of:=[.W107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2.58049234362117" calcext:value-type="float">
            <text:p>2.5804923436</text:p>
          </table:table-cell>
          <table:table-cell office:value-type="float" office:value="2.54965754370602" calcext:value-type="float">
            <text:p>2.5496575437</text:p>
          </table:table-cell>
          <table:table-cell table:formula="of:=[.AB107]*5" office:value-type="float" office:value="12.9024617181059" calcext:value-type="float">
            <text:p>12.9024617181</text:p>
          </table:table-cell>
          <table:table-cell table:formula="of:=[.AC107]*5" office:value-type="float" office:value="12.7482877185301" calcext:value-type="float">
            <text:p>12.74828771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A108]+[.C108]+[.E108])+0.338*([.B108]+[.D108]+[.F108])+0.0192*(397-[.A108]-[.B108]-[.C108]-[.D108]-[.E108]-[.F108])" office:value-type="float" office:value="13.6396" calcext:value-type="float">
            <text:p>13.6396</text:p>
          </table:table-cell>
          <table:table-cell table:formula="of:=[.L108]/0.8876" office:value-type="float" office:value="2.58049234362117" calcext:value-type="float">
            <text:p>2.5804923436</text:p>
          </table:table-cell>
          <table:table-cell table:formula="of:=[.J108]/5955*1000" office:value-type="float" office:value="2.29044500419815" calcext:value-type="float">
            <text:p>2.29044500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N108]+[.P108]+[.R108])+0.338*([.O108]+[.Q108]+[.S108])+0.0192*(397-[.N108]-[.O108]-[.P108]-[.Q108]-[.R108]-[.S108])" office:value-type="float" office:value="14.596" calcext:value-type="float">
            <text:p>14.596</text:p>
          </table:table-cell>
          <table:table-cell table:formula="of:=[.Y108]/0.961325" office:value-type="float" office:value="2.54965754370602" calcext:value-type="float">
            <text:p>2.5496575437</text:p>
          </table:table-cell>
          <table:table-cell table:formula="of:=[.W108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2.58049234362117" calcext:value-type="float">
            <text:p>2.5804923436</text:p>
          </table:table-cell>
          <table:table-cell office:value-type="float" office:value="2.54965754370602" calcext:value-type="float">
            <text:p>2.5496575437</text:p>
          </table:table-cell>
          <table:table-cell table:formula="of:=[.AB108]*5" office:value-type="float" office:value="12.9024617181059" calcext:value-type="float">
            <text:p>12.9024617181</text:p>
          </table:table-cell>
          <table:table-cell table:formula="of:=[.AC108]*5" office:value-type="float" office:value="12.7482877185301" calcext:value-type="float">
            <text:p>12.74828771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A109]+[.C109]+[.E109])+0.338*([.B109]+[.D109]+[.F109])+0.0192*(397-[.A109]-[.B109]-[.C109]-[.D109]-[.E109]-[.F109])" office:value-type="float" office:value="12.3844" calcext:value-type="float">
            <text:p>12.3844</text:p>
          </table:table-cell>
          <table:table-cell table:formula="of:=[.L109]/0.8876" office:value-type="float" office:value="2.3430195445865" calcext:value-type="float">
            <text:p>2.3430195446</text:p>
          </table:table-cell>
          <table:table-cell table:formula="of:=[.J109]/5955*1000" office:value-type="float" office:value="2.07966414777498" calcext:value-type="float">
            <text:p>2.07966414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N109]+[.P109]+[.R109])+0.338*([.O109]+[.Q109]+[.S109])+0.0192*(397-[.N109]-[.O109]-[.P109]-[.Q109]-[.R109]-[.S109])" office:value-type="float" office:value="12.3844" calcext:value-type="float">
            <text:p>12.3844</text:p>
          </table:table-cell>
          <table:table-cell table:formula="of:=[.Y109]/0.961325" office:value-type="float" office:value="2.16333097316202" calcext:value-type="float">
            <text:p>2.1633309732</text:p>
          </table:table-cell>
          <table:table-cell table:formula="of:=[.W109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16333097316202" calcext:value-type="float">
            <text:p>2.1633309732</text:p>
          </table:table-cell>
          <table:table-cell table:formula="of:=[.AB109]*5" office:value-type="float" office:value="11.7150977229325" calcext:value-type="float">
            <text:p>11.7150977229</text:p>
          </table:table-cell>
          <table:table-cell table:formula="of:=[.AC109]*5" office:value-type="float" office:value="10.8166548658101" calcext:value-type="float">
            <text:p>10.81665486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A110]+[.C110]+[.E110])+0.338*([.B110]+[.D110]+[.F110])+0.0192*(397-[.A110]-[.B110]-[.C110]-[.D110]-[.E110]-[.F110])" office:value-type="float" office:value="13.9384" calcext:value-type="float">
            <text:p>13.9384</text:p>
          </table:table-cell>
          <table:table-cell table:formula="of:=[.L110]/0.8876" office:value-type="float" office:value="2.63702267532254" calcext:value-type="float">
            <text:p>2.6370226753</text:p>
          </table:table-cell>
          <table:table-cell table:formula="of:=[.J110]/5955*1000" office:value-type="float" office:value="2.34062132661629" calcext:value-type="float">
            <text:p>2.34062132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N110]+[.P110]+[.R110])+0.338*([.O110]+[.Q110]+[.S110])+0.0192*(397-[.N110]-[.O110]-[.P110]-[.Q110]-[.R110]-[.S110])" office:value-type="float" office:value="14.2972" calcext:value-type="float">
            <text:p>14.2972</text:p>
          </table:table-cell>
          <table:table-cell table:formula="of:=[.Y110]/0.961325" office:value-type="float" office:value="2.49746258110946" calcext:value-type="float">
            <text:p>2.4974625811</text:p>
          </table:table-cell>
          <table:table-cell table:formula="of:=[.W110]/5955*1000" office:value-type="float" office:value="2.40087321578505" calcext:value-type="float">
            <text:p>2.4008732158</text:p>
          </table:table-cell>
          <table:table-cell table:number-columns-repeated="2"/>
          <table:table-cell office:value-type="float" office:value="2.63702267532254" calcext:value-type="float">
            <text:p>2.6370226753</text:p>
          </table:table-cell>
          <table:table-cell office:value-type="float" office:value="2.49746258110946" calcext:value-type="float">
            <text:p>2.4974625811</text:p>
          </table:table-cell>
          <table:table-cell table:formula="of:=[.AB110]*5" office:value-type="float" office:value="13.1851133766127" calcext:value-type="float">
            <text:p>13.1851133766</text:p>
          </table:table-cell>
          <table:table-cell table:formula="of:=[.AC110]*5" office:value-type="float" office:value="12.4873129055473" calcext:value-type="float">
            <text:p>12.48731290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A111]+[.C111]+[.E111])+0.338*([.B111]+[.D111]+[.F111])+0.0192*(397-[.A111]-[.B111]-[.C111]-[.D111]-[.E111]-[.F111])" office:value-type="float" office:value="12.3844" calcext:value-type="float">
            <text:p>12.3844</text:p>
          </table:table-cell>
          <table:table-cell table:formula="of:=[.L111]/0.8876" office:value-type="float" office:value="2.3430195445865" calcext:value-type="float">
            <text:p>2.3430195446</text:p>
          </table:table-cell>
          <table:table-cell table:formula="of:=[.J111]/5955*1000" office:value-type="float" office:value="2.07966414777498" calcext:value-type="float">
            <text:p>2.07966414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N111]+[.P111]+[.R111])+0.338*([.O111]+[.Q111]+[.S111])+0.0192*(397-[.N111]-[.O111]-[.P111]-[.Q111]-[.R111]-[.S111])" office:value-type="float" office:value="13.6396" calcext:value-type="float">
            <text:p>13.6396</text:p>
          </table:table-cell>
          <table:table-cell table:formula="of:=[.Y111]/0.961325" office:value-type="float" office:value="2.3825917397323" calcext:value-type="float">
            <text:p>2.3825917397</text:p>
          </table:table-cell>
          <table:table-cell table:formula="of:=[.W111]/5955*1000" office:value-type="float" office:value="2.29044500419815" calcext:value-type="float">
            <text:p>2.2904450042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3825917397323" calcext:value-type="float">
            <text:p>2.3825917397</text:p>
          </table:table-cell>
          <table:table-cell table:formula="of:=[.AB111]*5" office:value-type="float" office:value="11.7150977229325" calcext:value-type="float">
            <text:p>11.7150977229</text:p>
          </table:table-cell>
          <table:table-cell table:formula="of:=[.AC111]*5" office:value-type="float" office:value="11.9129586986615" calcext:value-type="float">
            <text:p>11.91295869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A112]+[.C112]+[.E112])+0.338*([.B112]+[.D112]+[.F112])+0.0192*(397-[.A112]-[.B112]-[.C112]-[.D112]-[.E112]-[.F112])" office:value-type="float" office:value="16.15" calcext:value-type="float">
            <text:p>16.15</text:p>
          </table:table-cell>
          <table:table-cell table:formula="of:=[.L112]/0.8876" office:value-type="float" office:value="3.05543794169051" calcext:value-type="float">
            <text:p>3.0554379417</text:p>
          </table:table-cell>
          <table:table-cell table:formula="of:=[.J112]/5955*1000" office:value-type="float" office:value="2.7120067170445" calcext:value-type="float">
            <text:p>2.7120067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N112]+[.P112]+[.R112])+0.338*([.O112]+[.Q112]+[.S112])+0.0192*(397-[.N112]-[.O112]-[.P112]-[.Q112]-[.R112]-[.S112])" office:value-type="float" office:value="14.2972" calcext:value-type="float">
            <text:p>14.2972</text:p>
          </table:table-cell>
          <table:table-cell table:formula="of:=[.Y112]/0.961325" office:value-type="float" office:value="2.49746258110946" calcext:value-type="float">
            <text:p>2.4974625811</text:p>
          </table:table-cell>
          <table:table-cell table:formula="of:=[.W112]/5955*1000" office:value-type="float" office:value="2.40087321578505" calcext:value-type="float">
            <text:p>2.4008732158</text:p>
          </table:table-cell>
          <table:table-cell table:number-columns-repeated="2"/>
          <table:table-cell office:value-type="float" office:value="3.05543794169051" calcext:value-type="float">
            <text:p>3.0554379417</text:p>
          </table:table-cell>
          <table:table-cell office:value-type="float" office:value="2.49746258110946" calcext:value-type="float">
            <text:p>2.4974625811</text:p>
          </table:table-cell>
          <table:table-cell table:formula="of:=[.AB112]*5" office:value-type="float" office:value="15.2771897084526" calcext:value-type="float">
            <text:p>15.2771897085</text:p>
          </table:table-cell>
          <table:table-cell table:formula="of:=[.AC112]*5" office:value-type="float" office:value="12.4873129055473" calcext:value-type="float">
            <text:p>12.48731290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A113]+[.C113]+[.E113])+0.338*([.B113]+[.D113]+[.F113])+0.0192*(397-[.A113]-[.B113]-[.C113]-[.D113]-[.E113]-[.F113])" office:value-type="float" office:value="14.2972" calcext:value-type="float">
            <text:p>14.2972</text:p>
          </table:table-cell>
          <table:table-cell table:formula="of:=[.L113]/0.8876" office:value-type="float" office:value="2.7049044792531" calcext:value-type="float">
            <text:p>2.7049044793</text:p>
          </table:table-cell>
          <table:table-cell table:formula="of:=[.J113]/5955*1000" office:value-type="float" office:value="2.40087321578505" calcext:value-type="float">
            <text:p>2.40087321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N113]+[.P113]+[.R113])+0.338*([.O113]+[.Q113]+[.S113])+0.0192*(397-[.N113]-[.O113]-[.P113]-[.Q113]-[.R113]-[.S113])" office:value-type="float" office:value="18.3616" calcext:value-type="float">
            <text:p>18.3616</text:p>
          </table:table-cell>
          <table:table-cell table:formula="of:=[.Y113]/0.961325" office:value-type="float" office:value="3.20743984341686" calcext:value-type="float">
            <text:p>3.2074398434</text:p>
          </table:table-cell>
          <table:table-cell table:formula="of:=[.W113]/5955*1000" office:value-type="float" office:value="3.08339210747271" calcext:value-type="float">
            <text:p>3.0833921075</text:p>
          </table:table-cell>
          <table:table-cell table:number-columns-repeated="2"/>
          <table:table-cell office:value-type="float" office:value="2.7049044792531" calcext:value-type="float">
            <text:p>2.7049044793</text:p>
          </table:table-cell>
          <table:table-cell office:value-type="float" office:value="3.20743984341686" calcext:value-type="float">
            <text:p>3.2074398434</text:p>
          </table:table-cell>
          <table:table-cell table:formula="of:=[.AB113]*5" office:value-type="float" office:value="13.5245223962655" calcext:value-type="float">
            <text:p>13.5245223963</text:p>
          </table:table-cell>
          <table:table-cell table:formula="of:=[.AC113]*5" office:value-type="float" office:value="16.0371992170843" calcext:value-type="float">
            <text:p>16.037199217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A114]+[.C114]+[.E114])+0.338*([.B114]+[.D114]+[.F114])+0.0192*(397-[.A114]-[.B114]-[.C114]-[.D114]-[.E114]-[.F114])" office:value-type="float" office:value="12.6632" calcext:value-type="float">
            <text:p>12.6632</text:p>
          </table:table-cell>
          <table:table-cell table:formula="of:=[.L114]/0.8876" office:value-type="float" office:value="2.39576605221147" calcext:value-type="float">
            <text:p>2.3957660522</text:p>
          </table:table-cell>
          <table:table-cell table:formula="of:=[.J114]/5955*1000" office:value-type="float" office:value="2.12648194794291" calcext:value-type="float">
            <text:p>2.12648194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N114]+[.P114]+[.R114])+0.338*([.O114]+[.Q114]+[.S114])+0.0192*(397-[.N114]-[.O114]-[.P114]-[.Q114]-[.R114]-[.S114])" office:value-type="float" office:value="12.3844" calcext:value-type="float">
            <text:p>12.3844</text:p>
          </table:table-cell>
          <table:table-cell table:formula="of:=[.Y114]/0.961325" office:value-type="float" office:value="2.16333097316202" calcext:value-type="float">
            <text:p>2.1633309732</text:p>
          </table:table-cell>
          <table:table-cell table:formula="of:=[.W114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2.39576605221147" calcext:value-type="float">
            <text:p>2.3957660522</text:p>
          </table:table-cell>
          <table:table-cell office:value-type="float" office:value="2.16333097316202" calcext:value-type="float">
            <text:p>2.1633309732</text:p>
          </table:table-cell>
          <table:table-cell table:formula="of:=[.AB114]*5" office:value-type="float" office:value="11.9788302610574" calcext:value-type="float">
            <text:p>11.9788302611</text:p>
          </table:table-cell>
          <table:table-cell table:formula="of:=[.AC114]*5" office:value-type="float" office:value="10.8166548658101" calcext:value-type="float">
            <text:p>10.81665486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A115]+[.C115]+[.E115])+0.338*([.B115]+[.D115]+[.F115])+0.0192*(397-[.A115]-[.B115]-[.C115]-[.D115]-[.E115]-[.F115])" office:value-type="float" office:value="14.8948" calcext:value-type="float">
            <text:p>14.8948</text:p>
          </table:table-cell>
          <table:table-cell table:formula="of:=[.L115]/0.8876" office:value-type="float" office:value="2.81796514265584" calcext:value-type="float">
            <text:p>2.8179651427</text:p>
          </table:table-cell>
          <table:table-cell table:formula="of:=[.J115]/5955*1000" office:value-type="float" office:value="2.50122586062133" calcext:value-type="float">
            <text:p>2.50122586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N115]+[.P115]+[.R115])+0.338*([.O115]+[.Q115]+[.S115])+0.0192*(397-[.N115]-[.O115]-[.P115]-[.Q115]-[.R115]-[.S115])" office:value-type="float" office:value="14.596" calcext:value-type="float">
            <text:p>14.596</text:p>
          </table:table-cell>
          <table:table-cell table:formula="of:=[.Y115]/0.961325" office:value-type="float" office:value="2.54965754370602" calcext:value-type="float">
            <text:p>2.5496575437</text:p>
          </table:table-cell>
          <table:table-cell table:formula="of:=[.W115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2.81796514265584" calcext:value-type="float">
            <text:p>2.8179651427</text:p>
          </table:table-cell>
          <table:table-cell office:value-type="float" office:value="2.54965754370602" calcext:value-type="float">
            <text:p>2.5496575437</text:p>
          </table:table-cell>
          <table:table-cell table:formula="of:=[.AB115]*5" office:value-type="float" office:value="14.0898257132792" calcext:value-type="float">
            <text:p>14.0898257133</text:p>
          </table:table-cell>
          <table:table-cell table:formula="of:=[.AC115]*5" office:value-type="float" office:value="12.7482877185301" calcext:value-type="float">
            <text:p>12.74828771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A116]+[.C116]+[.E116])+0.338*([.B116]+[.D116]+[.F116])+0.0192*(397-[.A116]-[.B116]-[.C116]-[.D116]-[.E116]-[.F116])" office:value-type="float" office:value="12.3844" calcext:value-type="float">
            <text:p>12.3844</text:p>
          </table:table-cell>
          <table:table-cell table:formula="of:=[.L116]/0.8876" office:value-type="float" office:value="2.3430195445865" calcext:value-type="float">
            <text:p>2.3430195446</text:p>
          </table:table-cell>
          <table:table-cell table:formula="of:=[.J116]/5955*1000" office:value-type="float" office:value="2.07966414777498" calcext:value-type="float">
            <text:p>2.07966414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N116]+[.P116]+[.R116])+0.338*([.O116]+[.Q116]+[.S116])+0.0192*(397-[.N116]-[.O116]-[.P116]-[.Q116]-[.R116]-[.S116])" office:value-type="float" office:value="14.596" calcext:value-type="float">
            <text:p>14.596</text:p>
          </table:table-cell>
          <table:table-cell table:formula="of:=[.Y116]/0.961325" office:value-type="float" office:value="2.54965754370602" calcext:value-type="float">
            <text:p>2.5496575437</text:p>
          </table:table-cell>
          <table:table-cell table:formula="of:=[.W116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2.3430195445865" calcext:value-type="float">
            <text:p>2.3430195446</text:p>
          </table:table-cell>
          <table:table-cell office:value-type="float" office:value="2.54965754370602" calcext:value-type="float">
            <text:p>2.5496575437</text:p>
          </table:table-cell>
          <table:table-cell table:formula="of:=[.AB116]*5" office:value-type="float" office:value="11.7150977229325" calcext:value-type="float">
            <text:p>11.7150977229</text:p>
          </table:table-cell>
          <table:table-cell table:formula="of:=[.AC116]*5" office:value-type="float" office:value="12.7482877185301" calcext:value-type="float">
            <text:p>12.74828771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A117]+[.C117]+[.E117])+0.338*([.B117]+[.D117]+[.F117])+0.0192*(397-[.A117]-[.B117]-[.C117]-[.D117]-[.E117]-[.F117])" office:value-type="float" office:value="13.6396" calcext:value-type="float">
            <text:p>13.6396</text:p>
          </table:table-cell>
          <table:table-cell table:formula="of:=[.L117]/0.8876" office:value-type="float" office:value="2.58049234362117" calcext:value-type="float">
            <text:p>2.5804923436</text:p>
          </table:table-cell>
          <table:table-cell table:formula="of:=[.J117]/5955*1000" office:value-type="float" office:value="2.29044500419815" calcext:value-type="float">
            <text:p>2.29044500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N117]+[.P117]+[.R117])+0.338*([.O117]+[.Q117]+[.S117])+0.0192*(397-[.N117]-[.O117]-[.P117]-[.Q117]-[.R117]-[.S117])" office:value-type="float" office:value="12.3844" calcext:value-type="float">
            <text:p>12.3844</text:p>
          </table:table-cell>
          <table:table-cell table:formula="of:=[.Y117]/0.961325" office:value-type="float" office:value="2.16333097316202" calcext:value-type="float">
            <text:p>2.1633309732</text:p>
          </table:table-cell>
          <table:table-cell table:formula="of:=[.W117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2.58049234362117" calcext:value-type="float">
            <text:p>2.5804923436</text:p>
          </table:table-cell>
          <table:table-cell office:value-type="float" office:value="2.16333097316202" calcext:value-type="float">
            <text:p>2.1633309732</text:p>
          </table:table-cell>
          <table:table-cell table:formula="of:=[.AB117]*5" office:value-type="float" office:value="12.9024617181059" calcext:value-type="float">
            <text:p>12.9024617181</text:p>
          </table:table-cell>
          <table:table-cell table:formula="of:=[.AC117]*5" office:value-type="float" office:value="10.8166548658101" calcext:value-type="float">
            <text:p>10.81665486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A118]+[.C118]+[.E118])+0.338*([.B118]+[.D118]+[.F118])+0.0192*(397-[.A118]-[.B118]-[.C118]-[.D118]-[.E118]-[.F118])" office:value-type="float" office:value="13.3408" calcext:value-type="float">
            <text:p>13.3408</text:p>
          </table:table-cell>
          <table:table-cell table:formula="of:=[.L118]/0.8876" office:value-type="float" office:value="2.5239620119198" calcext:value-type="float">
            <text:p>2.5239620119</text:p>
          </table:table-cell>
          <table:table-cell table:formula="of:=[.J118]/5955*1000" office:value-type="float" office:value="2.24026868178002" calcext:value-type="float">
            <text:p>2.24026868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N118]+[.P118]+[.R118])+0.338*([.O118]+[.Q118]+[.S118])+0.0192*(397-[.N118]-[.O118]-[.P118]-[.Q118]-[.R118]-[.S118])" office:value-type="float" office:value="12.3844" calcext:value-type="float">
            <text:p>12.3844</text:p>
          </table:table-cell>
          <table:table-cell table:formula="of:=[.Y118]/0.961325" office:value-type="float" office:value="2.16333097316202" calcext:value-type="float">
            <text:p>2.1633309732</text:p>
          </table:table-cell>
          <table:table-cell table:formula="of:=[.W118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2.5239620119198" calcext:value-type="float">
            <text:p>2.5239620119</text:p>
          </table:table-cell>
          <table:table-cell office:value-type="float" office:value="2.16333097316202" calcext:value-type="float">
            <text:p>2.1633309732</text:p>
          </table:table-cell>
          <table:table-cell table:formula="of:=[.AB118]*5" office:value-type="float" office:value="12.619810059599" calcext:value-type="float">
            <text:p>12.6198100596</text:p>
          </table:table-cell>
          <table:table-cell table:formula="of:=[.AC118]*5" office:value-type="float" office:value="10.8166548658101" calcext:value-type="float">
            <text:p>10.816654865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A119]+[.C119]+[.E119])+0.338*([.B119]+[.D119]+[.F119])+0.0192*(397-[.A119]-[.B119]-[.C119]-[.D119]-[.E119]-[.F119])" office:value-type="float" office:value="12.6832" calcext:value-type="float">
            <text:p>12.6832</text:p>
          </table:table-cell>
          <table:table-cell table:formula="of:=[.L119]/0.8876" office:value-type="float" office:value="2.39954987628787" calcext:value-type="float">
            <text:p>2.3995498763</text:p>
          </table:table-cell>
          <table:table-cell table:formula="of:=[.J119]/5955*1000" office:value-type="float" office:value="2.12984047019312" calcext:value-type="float">
            <text:p>2.12984047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N119]+[.P119]+[.R119])+0.338*([.O119]+[.Q119]+[.S119])+0.0192*(397-[.N119]-[.O119]-[.P119]-[.Q119]-[.R119]-[.S119])" office:value-type="float" office:value="13.2808" calcext:value-type="float">
            <text:p>13.2808</text:p>
          </table:table-cell>
          <table:table-cell table:formula="of:=[.Y119]/0.961325" office:value-type="float" office:value="2.31991586095169" calcext:value-type="float">
            <text:p>2.319915861</text:p>
          </table:table-cell>
          <table:table-cell table:formula="of:=[.W119]/5955*1000" office:value-type="float" office:value="2.23019311502939" calcext:value-type="float">
            <text:p>2.230193115</text:p>
          </table:table-cell>
          <table:table-cell table:number-columns-repeated="2"/>
          <table:table-cell office:value-type="float" office:value="2.39954987628787" calcext:value-type="float">
            <text:p>2.3995498763</text:p>
          </table:table-cell>
          <table:table-cell office:value-type="float" office:value="2.31991586095169" calcext:value-type="float">
            <text:p>2.319915861</text:p>
          </table:table-cell>
          <table:table-cell table:formula="of:=[.AB119]*5" office:value-type="float" office:value="11.9977493814394" calcext:value-type="float">
            <text:p>11.9977493814</text:p>
          </table:table-cell>
          <table:table-cell table:formula="of:=[.AC119]*5" office:value-type="float" office:value="11.5995793047585" calcext:value-type="float">
            <text:p>11.5995793048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table:formula="of:=SUM([.K100:.K119])/20" office:value-type="float" office:value="2.55071364813993" calcext:value-type="float">
            <text:p>2.5507136481</text:p>
          </table:table-cell>
          <table:table-cell table:formula="of:=SUM([.L100:.L119])/20" office:value-type="float" office:value="2.264013434089" calcext:value-type="float">
            <text:p>2.2640134341</text:p>
          </table:table-cell>
          <table:table-cell/>
          <table:table-cell table:formula="of:=[.X121]-[.K121]" office:value-type="float" office:value="-0.05639534188568" calcext:value-type="float">
            <text:p>-0.0563953419</text:p>
          </table:table-cell>
          <table:table-cell table:number-columns-repeated="9"/>
          <table:table-cell table:formula="of:=SUM([.X100:.X119])/20" office:value-type="float" office:value="2.49431830625425" calcext:value-type="float">
            <text:p>2.4943183063</text:p>
          </table:table-cell>
          <table:table-cell table:formula="of:=SUM([.Y100:.Y119])/20" office:value-type="float" office:value="2.39785054575987" calcext:value-type="float">
            <text:p>2.39785054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Power of</text:p>
          </table:table-cell>
          <table:covered-table-cell/>
          <table:table-cell table:number-columns-repeated="22"/>
          <table:table-cell table:formula="of:=([.Y121]-[.L121])" office:value-type="float" office:value="0.133837111670865" calcext:value-type="float">
            <text:p>0.1338371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/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 table:number-columns-repeated="2"/>
          <table:table-cell table:number-columns-repeated="2" office:value-type="string" calcext:value-type="string">
            <text:p>P(mW)/PDR_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A125]+[.C125]+[.E125])+0.338*([.B125]+[.D125]+[.F125])+0.0192*(397-[.A125]-[.B125]-[.C125]-[.D125]-[.E125]-[.F125])" office:value-type="float" office:value="13.9784" calcext:value-type="float">
            <text:p>13.9784</text:p>
          </table:table-cell>
          <table:table-cell table:formula="of:=[.L125]/0.25" office:value-type="float" office:value="9.38935348446683" calcext:value-type="float">
            <text:p>9.3893534845</text:p>
          </table:table-cell>
          <table:table-cell table:formula="of:=[.J125]/5955*1000" office:value-type="float" office:value="2.34733837111671" calcext:value-type="float">
            <text:p>2.34733837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N125]+[.P125]+[.R125])+0.338*([.O125]+[.Q125]+[.S125])+0.0192*(397-[.N125]-[.O125]-[.P125]-[.Q125]-[.R125]-[.S125])" office:value-type="float" office:value="18.7604" calcext:value-type="float">
            <text:p>18.7604</text:p>
          </table:table-cell>
          <table:table-cell table:formula="of:=[.Y125]/1" office:value-type="float" office:value="3.1503610411419" calcext:value-type="float">
            <text:p>3.1503610411</text:p>
          </table:table-cell>
          <table:table-cell table:formula="of:=[.W125]/5955*1000" office:value-type="float" office:value="3.1503610411419" calcext:value-type="float">
            <text:p>3.1503610411</text:p>
          </table:table-cell>
          <table:table-cell table:number-columns-repeated="2"/>
          <table:table-cell office:value-type="float" office:value="9.38935348446683" calcext:value-type="float">
            <text:p>9.3893534845</text:p>
          </table:table-cell>
          <table:table-cell office:value-type="float" office:value="3.1503610411419" calcext:value-type="float">
            <text:p>3.1503610411</text:p>
          </table:table-cell>
          <table:table-cell table:formula="of:=[.AB125]*5" office:value-type="float" office:value="46.9467674223341" calcext:value-type="float">
            <text:p>46.9467674223</text:p>
          </table:table-cell>
          <table:table-cell table:formula="of:=[.AC125]*5" office:value-type="float" office:value="15.7518052057095" calcext:value-type="float">
            <text:p>15.75180520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A126]+[.C126]+[.E126])+0.338*([.B126]+[.D126]+[.F126])+0.0192*(397-[.A126]-[.B126]-[.C126]-[.D126]-[.E126]-[.F126])" office:value-type="float" office:value="12.3844" calcext:value-type="float">
            <text:p>12.3844</text:p>
          </table:table-cell>
          <table:table-cell table:formula="of:=[.L126]/0.25" office:value-type="float" office:value="8.31865659109992" calcext:value-type="float">
            <text:p>8.3186565911</text:p>
          </table:table-cell>
          <table:table-cell table:formula="of:=[.J126]/5955*1000" office:value-type="float" office:value="2.07966414777498" calcext:value-type="float">
            <text:p>2.07966414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N126]+[.P126]+[.R126])+0.338*([.O126]+[.Q126]+[.S126])+0.0192*(397-[.N126]-[.O126]-[.P126]-[.Q126]-[.R126]-[.S126])" office:value-type="float" office:value="13.6396" calcext:value-type="float">
            <text:p>13.6396</text:p>
          </table:table-cell>
          <table:table-cell table:formula="of:=[.Y126]/1" office:value-type="float" office:value="2.29044500419815" calcext:value-type="float">
            <text:p>2.2904450042</text:p>
          </table:table-cell>
          <table:table-cell table:formula="of:=[.W126]/5955*1000" office:value-type="float" office:value="2.29044500419815" calcext:value-type="float">
            <text:p>2.2904450042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29044500419815" calcext:value-type="float">
            <text:p>2.2904450042</text:p>
          </table:table-cell>
          <table:table-cell table:formula="of:=[.AB126]*5" office:value-type="float" office:value="41.5932829554996" calcext:value-type="float">
            <text:p>41.5932829555</text:p>
          </table:table-cell>
          <table:table-cell table:formula="of:=[.AC126]*5" office:value-type="float" office:value="11.4522250209908" calcext:value-type="float">
            <text:p>11.4522250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A127]+[.C127]+[.E127])+0.338*([.B127]+[.D127]+[.F127])+0.0192*(397-[.A127]-[.B127]-[.C127]-[.D127]-[.E127]-[.F127])" office:value-type="float" office:value="12.3844" calcext:value-type="float">
            <text:p>12.3844</text:p>
          </table:table-cell>
          <table:table-cell table:formula="of:=[.L127]/0.25" office:value-type="float" office:value="8.31865659109992" calcext:value-type="float">
            <text:p>8.3186565911</text:p>
          </table:table-cell>
          <table:table-cell table:formula="of:=[.J127]/5955*1000" office:value-type="float" office:value="2.07966414777498" calcext:value-type="float">
            <text:p>2.07966414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N127]+[.P127]+[.R127])+0.338*([.O127]+[.Q127]+[.S127])+0.0192*(397-[.N127]-[.O127]-[.P127]-[.Q127]-[.R127]-[.S127])" office:value-type="float" office:value="13.6196" calcext:value-type="float">
            <text:p>13.6196</text:p>
          </table:table-cell>
          <table:table-cell table:formula="of:=[.Y127]/1" office:value-type="float" office:value="2.28708648194794" calcext:value-type="float">
            <text:p>2.2870864819</text:p>
          </table:table-cell>
          <table:table-cell table:formula="of:=[.W127]/5955*1000" office:value-type="float" office:value="2.28708648194794" calcext:value-type="float">
            <text:p>2.2870864819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28708648194794" calcext:value-type="float">
            <text:p>2.2870864819</text:p>
          </table:table-cell>
          <table:table-cell table:formula="of:=[.AB127]*5" office:value-type="float" office:value="41.5932829554996" calcext:value-type="float">
            <text:p>41.5932829555</text:p>
          </table:table-cell>
          <table:table-cell table:formula="of:=[.AC127]*5" office:value-type="float" office:value="11.4354324097397" calcext:value-type="float">
            <text:p>11.43543240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A128]+[.C128]+[.E128])+0.338*([.B128]+[.D128]+[.F128])+0.0192*(397-[.A128]-[.B128]-[.C128]-[.D128]-[.E128]-[.F128])" office:value-type="float" office:value="12.3844" calcext:value-type="float">
            <text:p>12.3844</text:p>
          </table:table-cell>
          <table:table-cell table:formula="of:=[.L128]/0.25" office:value-type="float" office:value="8.31865659109992" calcext:value-type="float">
            <text:p>8.3186565911</text:p>
          </table:table-cell>
          <table:table-cell table:formula="of:=[.J128]/5955*1000" office:value-type="float" office:value="2.07966414777498" calcext:value-type="float">
            <text:p>2.07966414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N128]+[.P128]+[.R128])+0.338*([.O128]+[.Q128]+[.S128])+0.0192*(397-[.N128]-[.O128]-[.P128]-[.Q128]-[.R128]-[.S128])" office:value-type="float" office:value="14.596" calcext:value-type="float">
            <text:p>14.596</text:p>
          </table:table-cell>
          <table:table-cell table:formula="of:=[.Y128]/1" office:value-type="float" office:value="2.45104953820319" calcext:value-type="float">
            <text:p>2.4510495382</text:p>
          </table:table-cell>
          <table:table-cell table:formula="of:=[.W128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45104953820319" calcext:value-type="float">
            <text:p>2.4510495382</text:p>
          </table:table-cell>
          <table:table-cell table:formula="of:=[.AB128]*5" office:value-type="float" office:value="41.5932829554996" calcext:value-type="float">
            <text:p>41.5932829555</text:p>
          </table:table-cell>
          <table:table-cell table:formula="of:=[.AC128]*5" office:value-type="float" office:value="12.255247691016" calcext:value-type="float">
            <text:p>12.255247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A129]+[.C129]+[.E129])+0.338*([.B129]+[.D129]+[.F129])+0.0192*(397-[.A129]-[.B129]-[.C129]-[.D129]-[.E129]-[.F129])" office:value-type="float" office:value="14.2972" calcext:value-type="float">
            <text:p>14.2972</text:p>
          </table:table-cell>
          <table:table-cell table:formula="of:=[.L129]/0.25" office:value-type="float" office:value="9.60349286314022" calcext:value-type="float">
            <text:p>9.6034928631</text:p>
          </table:table-cell>
          <table:table-cell table:formula="of:=[.J129]/5955*1000" office:value-type="float" office:value="2.40087321578505" calcext:value-type="float">
            <text:p>2.400873215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N129]+[.P129]+[.R129])+0.338*([.O129]+[.Q129]+[.S129])+0.0192*(397-[.N129]-[.O129]-[.P129]-[.Q129]-[.R129]-[.S129])" office:value-type="float" office:value="13.3208" calcext:value-type="float">
            <text:p>13.3208</text:p>
          </table:table-cell>
          <table:table-cell table:formula="of:=[.Y129]/1" office:value-type="float" office:value="2.23691015952981" calcext:value-type="float">
            <text:p>2.2369101595</text:p>
          </table:table-cell>
          <table:table-cell table:formula="of:=[.W129]/5955*1000" office:value-type="float" office:value="2.23691015952981" calcext:value-type="float">
            <text:p>2.2369101595</text:p>
          </table:table-cell>
          <table:table-cell table:number-columns-repeated="2"/>
          <table:table-cell office:value-type="float" office:value="9.60349286314022" calcext:value-type="float">
            <text:p>9.6034928631</text:p>
          </table:table-cell>
          <table:table-cell office:value-type="float" office:value="2.23691015952981" calcext:value-type="float">
            <text:p>2.2369101595</text:p>
          </table:table-cell>
          <table:table-cell table:formula="of:=[.AB129]*5" office:value-type="float" office:value="48.0174643157011" calcext:value-type="float">
            <text:p>48.0174643157</text:p>
          </table:table-cell>
          <table:table-cell table:formula="of:=[.AC129]*5" office:value-type="float" office:value="11.1845507976491" calcext:value-type="float">
            <text:p>11.18455079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A130]+[.C130]+[.E130])+0.338*([.B130]+[.D130]+[.F130])+0.0192*(397-[.A130]-[.B130]-[.C130]-[.D130]-[.E130]-[.F130])" office:value-type="float" office:value="15.1936" calcext:value-type="float">
            <text:p>15.1936</text:p>
          </table:table-cell>
          <table:table-cell table:formula="of:=[.L130]/0.25" office:value-type="float" office:value="10.2056087321579" calcext:value-type="float">
            <text:p>10.2056087322</text:p>
          </table:table-cell>
          <table:table-cell table:formula="of:=[.J130]/5955*1000" office:value-type="float" office:value="2.55140218303946" calcext:value-type="float">
            <text:p>2.5514021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N130]+[.P130]+[.R130])+0.338*([.O130]+[.Q130]+[.S130])+0.0192*(397-[.N130]-[.O130]-[.P130]-[.Q130]-[.R130]-[.S130])" office:value-type="float" office:value="16.5088" calcext:value-type="float">
            <text:p>16.5088</text:p>
          </table:table-cell>
          <table:table-cell table:formula="of:=[.Y130]/1" office:value-type="float" office:value="2.77225860621327" calcext:value-type="float">
            <text:p>2.7722586062</text:p>
          </table:table-cell>
          <table:table-cell table:formula="of:=[.W130]/5955*1000" office:value-type="float" office:value="2.77225860621327" calcext:value-type="float">
            <text:p>2.7722586062</text:p>
          </table:table-cell>
          <table:table-cell table:number-columns-repeated="2"/>
          <table:table-cell office:value-type="float" office:value="10.2056087321579" calcext:value-type="float">
            <text:p>10.2056087322</text:p>
          </table:table-cell>
          <table:table-cell office:value-type="float" office:value="2.77225860621327" calcext:value-type="float">
            <text:p>2.7722586062</text:p>
          </table:table-cell>
          <table:table-cell table:formula="of:=[.AB130]*5" office:value-type="float" office:value="51.0280436607895" calcext:value-type="float">
            <text:p>51.0280436608</text:p>
          </table:table-cell>
          <table:table-cell table:formula="of:=[.AC130]*5" office:value-type="float" office:value="13.8612930310664" calcext:value-type="float">
            <text:p>13.86129303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A131]+[.C131]+[.E131])+0.338*([.B131]+[.D131]+[.F131])+0.0192*(397-[.A131]-[.B131]-[.C131]-[.D131]-[.E131]-[.F131])" office:value-type="float" office:value="12.3844" calcext:value-type="float">
            <text:p>12.3844</text:p>
          </table:table-cell>
          <table:table-cell table:formula="of:=[.L131]/0.25" office:value-type="float" office:value="8.31865659109992" calcext:value-type="float">
            <text:p>8.3186565911</text:p>
          </table:table-cell>
          <table:table-cell table:formula="of:=[.J131]/5955*1000" office:value-type="float" office:value="2.07966414777498" calcext:value-type="float">
            <text:p>2.07966414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N131]+[.P131]+[.R131])+0.338*([.O131]+[.Q131]+[.S131])+0.0192*(397-[.N131]-[.O131]-[.P131]-[.Q131]-[.R131]-[.S131])" office:value-type="float" office:value="13.3408" calcext:value-type="float">
            <text:p>13.3408</text:p>
          </table:table-cell>
          <table:table-cell table:formula="of:=[.Y131]/1" office:value-type="float" office:value="2.24026868178002" calcext:value-type="float">
            <text:p>2.2402686818</text:p>
          </table:table-cell>
          <table:table-cell table:formula="of:=[.W131]/5955*1000" office:value-type="float" office:value="2.24026868178002" calcext:value-type="float">
            <text:p>2.2402686818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24026868178002" calcext:value-type="float">
            <text:p>2.2402686818</text:p>
          </table:table-cell>
          <table:table-cell table:formula="of:=[.AB131]*5" office:value-type="float" office:value="41.5932829554996" calcext:value-type="float">
            <text:p>41.5932829555</text:p>
          </table:table-cell>
          <table:table-cell table:formula="of:=[.AC131]*5" office:value-type="float" office:value="11.2013434089001" calcext:value-type="float">
            <text:p>11.20134340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A132]+[.C132]+[.E132])+0.338*([.B132]+[.D132]+[.F132])+0.0192*(397-[.A132]-[.B132]-[.C132]-[.D132]-[.E132]-[.F132])" office:value-type="float" office:value="13.3408" calcext:value-type="float">
            <text:p>13.3408</text:p>
          </table:table-cell>
          <table:table-cell table:formula="of:=[.L132]/0.25" office:value-type="float" office:value="8.96107472712007" calcext:value-type="float">
            <text:p>8.9610747271</text:p>
          </table:table-cell>
          <table:table-cell table:formula="of:=[.J132]/5955*1000" office:value-type="float" office:value="2.24026868178002" calcext:value-type="float">
            <text:p>2.24026868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N132]+[.P132]+[.R132])+0.338*([.O132]+[.Q132]+[.S132])+0.0192*(397-[.N132]-[.O132]-[.P132]-[.Q132]-[.R132]-[.S132])" office:value-type="float" office:value="14.596" calcext:value-type="float">
            <text:p>14.596</text:p>
          </table:table-cell>
          <table:table-cell table:formula="of:=[.Y132]/1" office:value-type="float" office:value="2.45104953820319" calcext:value-type="float">
            <text:p>2.4510495382</text:p>
          </table:table-cell>
          <table:table-cell table:formula="of:=[.W132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8.96107472712007" calcext:value-type="float">
            <text:p>8.9610747271</text:p>
          </table:table-cell>
          <table:table-cell office:value-type="float" office:value="2.45104953820319" calcext:value-type="float">
            <text:p>2.4510495382</text:p>
          </table:table-cell>
          <table:table-cell table:formula="of:=[.AB132]*5" office:value-type="float" office:value="44.8053736356004" calcext:value-type="float">
            <text:p>44.8053736356</text:p>
          </table:table-cell>
          <table:table-cell table:formula="of:=[.AC132]*5" office:value-type="float" office:value="12.255247691016" calcext:value-type="float">
            <text:p>12.255247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A133]+[.C133]+[.E133])+0.338*([.B133]+[.D133]+[.F133])+0.0192*(397-[.A133]-[.B133]-[.C133]-[.D133]-[.E133]-[.F133])" office:value-type="float" office:value="13.3408" calcext:value-type="float">
            <text:p>13.3408</text:p>
          </table:table-cell>
          <table:table-cell table:formula="of:=[.L133]/0.25" office:value-type="float" office:value="8.96107472712007" calcext:value-type="float">
            <text:p>8.9610747271</text:p>
          </table:table-cell>
          <table:table-cell table:formula="of:=[.J133]/5955*1000" office:value-type="float" office:value="2.24026868178002" calcext:value-type="float">
            <text:p>2.24026868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N133]+[.P133]+[.R133])+0.338*([.O133]+[.Q133]+[.S133])+0.0192*(397-[.N133]-[.O133]-[.P133]-[.Q133]-[.R133]-[.S133])" office:value-type="float" office:value="14.596" calcext:value-type="float">
            <text:p>14.596</text:p>
          </table:table-cell>
          <table:table-cell table:formula="of:=[.Y133]/1" office:value-type="float" office:value="2.45104953820319" calcext:value-type="float">
            <text:p>2.4510495382</text:p>
          </table:table-cell>
          <table:table-cell table:formula="of:=[.W133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8.96107472712007" calcext:value-type="float">
            <text:p>8.9610747271</text:p>
          </table:table-cell>
          <table:table-cell office:value-type="float" office:value="2.45104953820319" calcext:value-type="float">
            <text:p>2.4510495382</text:p>
          </table:table-cell>
          <table:table-cell table:formula="of:=[.AB133]*5" office:value-type="float" office:value="44.8053736356004" calcext:value-type="float">
            <text:p>44.8053736356</text:p>
          </table:table-cell>
          <table:table-cell table:formula="of:=[.AC133]*5" office:value-type="float" office:value="12.255247691016" calcext:value-type="float">
            <text:p>12.255247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A134]+[.C134]+[.E134])+0.338*([.B134]+[.D134]+[.F134])+0.0192*(397-[.A134]-[.B134]-[.C134]-[.D134]-[.E134]-[.F134])" office:value-type="float" office:value="12.3844" calcext:value-type="float">
            <text:p>12.3844</text:p>
          </table:table-cell>
          <table:table-cell table:formula="of:=[.L134]/0.25" office:value-type="float" office:value="8.31865659109992" calcext:value-type="float">
            <text:p>8.3186565911</text:p>
          </table:table-cell>
          <table:table-cell table:formula="of:=[.J134]/5955*1000" office:value-type="float" office:value="2.07966414777498" calcext:value-type="float">
            <text:p>2.07966414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N134]+[.P134]+[.R134])+0.338*([.O134]+[.Q134]+[.S134])+0.0192*(397-[.N134]-[.O134]-[.P134]-[.Q134]-[.R134]-[.S134])" office:value-type="float" office:value="12.3844" calcext:value-type="float">
            <text:p>12.3844</text:p>
          </table:table-cell>
          <table:table-cell table:formula="of:=[.Y134]/1" office:value-type="float" office:value="2.07966414777498" calcext:value-type="float">
            <text:p>2.0796641478</text:p>
          </table:table-cell>
          <table:table-cell table:formula="of:=[.W134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07966414777498" calcext:value-type="float">
            <text:p>2.0796641478</text:p>
          </table:table-cell>
          <table:table-cell table:formula="of:=[.AB134]*5" office:value-type="float" office:value="41.5932829554996" calcext:value-type="float">
            <text:p>41.5932829555</text:p>
          </table:table-cell>
          <table:table-cell table:formula="of:=[.AC134]*5" office:value-type="float" office:value="10.3983207388749" calcext:value-type="float">
            <text:p>10.39832073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A135]+[.C135]+[.E135])+0.338*([.B135]+[.D135]+[.F135])+0.0192*(397-[.A135]-[.B135]-[.C135]-[.D135]-[.E135]-[.F135])" office:value-type="float" office:value="13.3408" calcext:value-type="float">
            <text:p>13.3408</text:p>
          </table:table-cell>
          <table:table-cell table:formula="of:=[.L135]/0.25" office:value-type="float" office:value="8.96107472712007" calcext:value-type="float">
            <text:p>8.9610747271</text:p>
          </table:table-cell>
          <table:table-cell table:formula="of:=[.J135]/5955*1000" office:value-type="float" office:value="2.24026868178002" calcext:value-type="float">
            <text:p>2.24026868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N135]+[.P135]+[.R135])+0.338*([.O135]+[.Q135]+[.S135])+0.0192*(397-[.N135]-[.O135]-[.P135]-[.Q135]-[.R135]-[.S135])" office:value-type="float" office:value="14.2972" calcext:value-type="float">
            <text:p>14.2972</text:p>
          </table:table-cell>
          <table:table-cell table:formula="of:=[.Y135]/1" office:value-type="float" office:value="2.40087321578505" calcext:value-type="float">
            <text:p>2.4008732158</text:p>
          </table:table-cell>
          <table:table-cell table:formula="of:=[.W135]/5955*1000" office:value-type="float" office:value="2.40087321578505" calcext:value-type="float">
            <text:p>2.4008732158</text:p>
          </table:table-cell>
          <table:table-cell table:number-columns-repeated="2"/>
          <table:table-cell office:value-type="float" office:value="8.96107472712007" calcext:value-type="float">
            <text:p>8.9610747271</text:p>
          </table:table-cell>
          <table:table-cell office:value-type="float" office:value="2.40087321578505" calcext:value-type="float">
            <text:p>2.4008732158</text:p>
          </table:table-cell>
          <table:table-cell table:formula="of:=[.AB135]*5" office:value-type="float" office:value="44.8053736356004" calcext:value-type="float">
            <text:p>44.8053736356</text:p>
          </table:table-cell>
          <table:table-cell table:formula="of:=[.AC135]*5" office:value-type="float" office:value="12.0043660789253" calcext:value-type="float">
            <text:p>12.00436607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A136]+[.C136]+[.E136])+0.338*([.B136]+[.D136]+[.F136])+0.0192*(397-[.A136]-[.B136]-[.C136]-[.D136]-[.E136]-[.F136])" office:value-type="float" office:value="12.3844" calcext:value-type="float">
            <text:p>12.3844</text:p>
          </table:table-cell>
          <table:table-cell table:formula="of:=[.L136]/0.25" office:value-type="float" office:value="8.31865659109992" calcext:value-type="float">
            <text:p>8.3186565911</text:p>
          </table:table-cell>
          <table:table-cell table:formula="of:=[.J136]/5955*1000" office:value-type="float" office:value="2.07966414777498" calcext:value-type="float">
            <text:p>2.07966414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N136]+[.P136]+[.R136])+0.338*([.O136]+[.Q136]+[.S136])+0.0192*(397-[.N136]-[.O136]-[.P136]-[.Q136]-[.R136]-[.S136])" office:value-type="float" office:value="13.6396" calcext:value-type="float">
            <text:p>13.6396</text:p>
          </table:table-cell>
          <table:table-cell table:formula="of:=[.Y136]/1" office:value-type="float" office:value="2.29044500419815" calcext:value-type="float">
            <text:p>2.2904450042</text:p>
          </table:table-cell>
          <table:table-cell table:formula="of:=[.W136]/5955*1000" office:value-type="float" office:value="2.29044500419815" calcext:value-type="float">
            <text:p>2.2904450042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29044500419815" calcext:value-type="float">
            <text:p>2.2904450042</text:p>
          </table:table-cell>
          <table:table-cell table:formula="of:=[.AB136]*5" office:value-type="float" office:value="41.5932829554996" calcext:value-type="float">
            <text:p>41.5932829555</text:p>
          </table:table-cell>
          <table:table-cell table:formula="of:=[.AC136]*5" office:value-type="float" office:value="11.4522250209908" calcext:value-type="float">
            <text:p>11.4522250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A137]+[.C137]+[.E137])+0.338*([.B137]+[.D137]+[.F137])+0.0192*(397-[.A137]-[.B137]-[.C137]-[.D137]-[.E137]-[.F137])" office:value-type="float" office:value="16.15" calcext:value-type="float">
            <text:p>16.15</text:p>
          </table:table-cell>
          <table:table-cell table:formula="of:=[.L137]/0.25" office:value-type="float" office:value="10.848026868178" calcext:value-type="float">
            <text:p>10.8480268682</text:p>
          </table:table-cell>
          <table:table-cell table:formula="of:=[.J137]/5955*1000" office:value-type="float" office:value="2.7120067170445" calcext:value-type="float">
            <text:p>2.7120067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N137]+[.P137]+[.R137])+0.338*([.O137]+[.Q137]+[.S137])+0.0192*(397-[.N137]-[.O137]-[.P137]-[.Q137]-[.R137]-[.S137])" office:value-type="float" office:value="14.2972" calcext:value-type="float">
            <text:p>14.2972</text:p>
          </table:table-cell>
          <table:table-cell table:formula="of:=[.Y137]/1" office:value-type="float" office:value="2.40087321578505" calcext:value-type="float">
            <text:p>2.4008732158</text:p>
          </table:table-cell>
          <table:table-cell table:formula="of:=[.W137]/5955*1000" office:value-type="float" office:value="2.40087321578505" calcext:value-type="float">
            <text:p>2.4008732158</text:p>
          </table:table-cell>
          <table:table-cell table:number-columns-repeated="2"/>
          <table:table-cell office:value-type="float" office:value="10.848026868178" calcext:value-type="float">
            <text:p>10.8480268682</text:p>
          </table:table-cell>
          <table:table-cell office:value-type="float" office:value="2.40087321578505" calcext:value-type="float">
            <text:p>2.4008732158</text:p>
          </table:table-cell>
          <table:table-cell table:formula="of:=[.AB137]*5" office:value-type="float" office:value="54.24013434089" calcext:value-type="float">
            <text:p>54.2401343409</text:p>
          </table:table-cell>
          <table:table-cell table:formula="of:=[.AC137]*5" office:value-type="float" office:value="12.0043660789253" calcext:value-type="float">
            <text:p>12.00436607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A138]+[.C138]+[.E138])+0.338*([.B138]+[.D138]+[.F138])+0.0192*(397-[.A138]-[.B138]-[.C138]-[.D138]-[.E138]-[.F138])" office:value-type="float" office:value="14.2972" calcext:value-type="float">
            <text:p>14.2972</text:p>
          </table:table-cell>
          <table:table-cell table:formula="of:=[.L138]/0.25" office:value-type="float" office:value="9.60349286314022" calcext:value-type="float">
            <text:p>9.6034928631</text:p>
          </table:table-cell>
          <table:table-cell table:formula="of:=[.J138]/5955*1000" office:value-type="float" office:value="2.40087321578505" calcext:value-type="float">
            <text:p>2.40087321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N138]+[.P138]+[.R138])+0.338*([.O138]+[.Q138]+[.S138])+0.0192*(397-[.N138]-[.O138]-[.P138]-[.Q138]-[.R138]-[.S138])" office:value-type="float" office:value="17.4652" calcext:value-type="float">
            <text:p>17.4652</text:p>
          </table:table-cell>
          <table:table-cell table:formula="of:=[.Y138]/1" office:value-type="float" office:value="2.9328631402183" calcext:value-type="float">
            <text:p>2.9328631402</text:p>
          </table:table-cell>
          <table:table-cell table:formula="of:=[.W138]/5955*1000" office:value-type="float" office:value="2.9328631402183" calcext:value-type="float">
            <text:p>2.9328631402</text:p>
          </table:table-cell>
          <table:table-cell table:number-columns-repeated="2"/>
          <table:table-cell office:value-type="float" office:value="9.60349286314022" calcext:value-type="float">
            <text:p>9.6034928631</text:p>
          </table:table-cell>
          <table:table-cell office:value-type="float" office:value="2.9328631402183" calcext:value-type="float">
            <text:p>2.9328631402</text:p>
          </table:table-cell>
          <table:table-cell table:formula="of:=[.AB138]*5" office:value-type="float" office:value="48.0174643157011" calcext:value-type="float">
            <text:p>48.0174643157</text:p>
          </table:table-cell>
          <table:table-cell table:formula="of:=[.AC138]*5" office:value-type="float" office:value="14.6643157010915" calcext:value-type="float">
            <text:p>14.66431570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A139]+[.C139]+[.E139])+0.338*([.B139]+[.D139]+[.F139])+0.0192*(397-[.A139]-[.B139]-[.C139]-[.D139]-[.E139]-[.F139])" office:value-type="float" office:value="13.2608" calcext:value-type="float">
            <text:p>13.2608</text:p>
          </table:table-cell>
          <table:table-cell table:formula="of:=[.L139]/0.25" office:value-type="float" office:value="8.90733837111671" calcext:value-type="float">
            <text:p>8.9073383711</text:p>
          </table:table-cell>
          <table:table-cell table:formula="of:=[.J139]/5955*1000" office:value-type="float" office:value="2.22683459277918" calcext:value-type="float">
            <text:p>2.22683459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N139]+[.P139]+[.R139])+0.338*([.O139]+[.Q139]+[.S139])+0.0192*(397-[.N139]-[.O139]-[.P139]-[.Q139]-[.R139]-[.S139])" office:value-type="float" office:value="12.3844" calcext:value-type="float">
            <text:p>12.3844</text:p>
          </table:table-cell>
          <table:table-cell table:formula="of:=[.Y139]/1" office:value-type="float" office:value="2.07966414777498" calcext:value-type="float">
            <text:p>2.0796641478</text:p>
          </table:table-cell>
          <table:table-cell table:formula="of:=[.W139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8.90733837111671" calcext:value-type="float">
            <text:p>8.9073383711</text:p>
          </table:table-cell>
          <table:table-cell office:value-type="float" office:value="2.07966414777498" calcext:value-type="float">
            <text:p>2.0796641478</text:p>
          </table:table-cell>
          <table:table-cell table:formula="of:=[.AB139]*5" office:value-type="float" office:value="44.5366918555836" calcext:value-type="float">
            <text:p>44.5366918556</text:p>
          </table:table-cell>
          <table:table-cell table:formula="of:=[.AC139]*5" office:value-type="float" office:value="10.3983207388749" calcext:value-type="float">
            <text:p>10.39832073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A140]+[.C140]+[.E140])+0.338*([.B140]+[.D140]+[.F140])+0.0192*(397-[.A140]-[.B140]-[.C140]-[.D140]-[.E140]-[.F140])" office:value-type="float" office:value="14.2972" calcext:value-type="float">
            <text:p>14.2972</text:p>
          </table:table-cell>
          <table:table-cell table:formula="of:=[.L140]/0.25" office:value-type="float" office:value="9.60349286314022" calcext:value-type="float">
            <text:p>9.6034928631</text:p>
          </table:table-cell>
          <table:table-cell table:formula="of:=[.J140]/5955*1000" office:value-type="float" office:value="2.40087321578505" calcext:value-type="float">
            <text:p>2.40087321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N140]+[.P140]+[.R140])+0.338*([.O140]+[.Q140]+[.S140])+0.0192*(397-[.N140]-[.O140]-[.P140]-[.Q140]-[.R140]-[.S140])" office:value-type="float" office:value="14.596" calcext:value-type="float">
            <text:p>14.596</text:p>
          </table:table-cell>
          <table:table-cell table:formula="of:=[.Y140]/1" office:value-type="float" office:value="2.45104953820319" calcext:value-type="float">
            <text:p>2.4510495382</text:p>
          </table:table-cell>
          <table:table-cell table:formula="of:=[.W140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9.60349286314022" calcext:value-type="float">
            <text:p>9.6034928631</text:p>
          </table:table-cell>
          <table:table-cell office:value-type="float" office:value="2.45104953820319" calcext:value-type="float">
            <text:p>2.4510495382</text:p>
          </table:table-cell>
          <table:table-cell table:formula="of:=[.AB140]*5" office:value-type="float" office:value="48.0174643157011" calcext:value-type="float">
            <text:p>48.0174643157</text:p>
          </table:table-cell>
          <table:table-cell table:formula="of:=[.AC140]*5" office:value-type="float" office:value="12.255247691016" calcext:value-type="float">
            <text:p>12.255247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A141]+[.C141]+[.E141])+0.338*([.B141]+[.D141]+[.F141])+0.0192*(397-[.A141]-[.B141]-[.C141]-[.D141]-[.E141]-[.F141])" office:value-type="float" office:value="12.3844" calcext:value-type="float">
            <text:p>12.3844</text:p>
          </table:table-cell>
          <table:table-cell table:formula="of:=[.L141]/0.25" office:value-type="float" office:value="8.31865659109992" calcext:value-type="float">
            <text:p>8.3186565911</text:p>
          </table:table-cell>
          <table:table-cell table:formula="of:=[.J141]/5955*1000" office:value-type="float" office:value="2.07966414777498" calcext:value-type="float">
            <text:p>2.07966414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N141]+[.P141]+[.R141])+0.338*([.O141]+[.Q141]+[.S141])+0.0192*(397-[.N141]-[.O141]-[.P141]-[.Q141]-[.R141]-[.S141])" office:value-type="float" office:value="14.596" calcext:value-type="float">
            <text:p>14.596</text:p>
          </table:table-cell>
          <table:table-cell table:formula="of:=[.Y141]/1" office:value-type="float" office:value="2.45104953820319" calcext:value-type="float">
            <text:p>2.4510495382</text:p>
          </table:table-cell>
          <table:table-cell table:formula="of:=[.W141]/5955*1000" office:value-type="float" office:value="2.45104953820319" calcext:value-type="float">
            <text:p>2.4510495382</text:p>
          </table:table-cell>
          <table:table-cell table:number-columns-repeated="2"/>
          <table:table-cell office:value-type="float" office:value="8.31865659109992" calcext:value-type="float">
            <text:p>8.3186565911</text:p>
          </table:table-cell>
          <table:table-cell office:value-type="float" office:value="2.45104953820319" calcext:value-type="float">
            <text:p>2.4510495382</text:p>
          </table:table-cell>
          <table:table-cell table:formula="of:=[.AB141]*5" office:value-type="float" office:value="41.5932829554996" calcext:value-type="float">
            <text:p>41.5932829555</text:p>
          </table:table-cell>
          <table:table-cell table:formula="of:=[.AC141]*5" office:value-type="float" office:value="12.255247691016" calcext:value-type="float">
            <text:p>12.2552476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A142]+[.C142]+[.E142])+0.338*([.B142]+[.D142]+[.F142])+0.0192*(397-[.A142]-[.B142]-[.C142]-[.D142]-[.E142]-[.F142])" office:value-type="float" office:value="13.3408" calcext:value-type="float">
            <text:p>13.3408</text:p>
          </table:table-cell>
          <table:table-cell table:formula="of:=[.L142]/0.25" office:value-type="float" office:value="8.96107472712007" calcext:value-type="float">
            <text:p>8.9610747271</text:p>
          </table:table-cell>
          <table:table-cell table:formula="of:=[.J142]/5955*1000" office:value-type="float" office:value="2.24026868178002" calcext:value-type="float">
            <text:p>2.24026868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N142]+[.P142]+[.R142])+0.338*([.O142]+[.Q142]+[.S142])+0.0192*(397-[.N142]-[.O142]-[.P142]-[.Q142]-[.R142]-[.S142])" office:value-type="float" office:value="12.3844" calcext:value-type="float">
            <text:p>12.3844</text:p>
          </table:table-cell>
          <table:table-cell table:formula="of:=[.Y142]/1" office:value-type="float" office:value="2.07966414777498" calcext:value-type="float">
            <text:p>2.0796641478</text:p>
          </table:table-cell>
          <table:table-cell table:formula="of:=[.W142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8.96107472712007" calcext:value-type="float">
            <text:p>8.9610747271</text:p>
          </table:table-cell>
          <table:table-cell office:value-type="float" office:value="2.07966414777498" calcext:value-type="float">
            <text:p>2.0796641478</text:p>
          </table:table-cell>
          <table:table-cell table:formula="of:=[.AB142]*5" office:value-type="float" office:value="44.8053736356004" calcext:value-type="float">
            <text:p>44.8053736356</text:p>
          </table:table-cell>
          <table:table-cell table:formula="of:=[.AC142]*5" office:value-type="float" office:value="10.3983207388749" calcext:value-type="float">
            <text:p>10.39832073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A143]+[.C143]+[.E143])+0.338*([.B143]+[.D143]+[.F143])+0.0192*(397-[.A143]-[.B143]-[.C143]-[.D143]-[.E143]-[.F143])" office:value-type="float" office:value="13.3408" calcext:value-type="float">
            <text:p>13.3408</text:p>
          </table:table-cell>
          <table:table-cell table:formula="of:=[.L143]/0.25" office:value-type="float" office:value="8.96107472712007" calcext:value-type="float">
            <text:p>8.9610747271</text:p>
          </table:table-cell>
          <table:table-cell table:formula="of:=[.J143]/5955*1000" office:value-type="float" office:value="2.24026868178002" calcext:value-type="float">
            <text:p>2.24026868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N143]+[.P143]+[.R143])+0.338*([.O143]+[.Q143]+[.S143])+0.0192*(397-[.N143]-[.O143]-[.P143]-[.Q143]-[.R143]-[.S143])" office:value-type="float" office:value="12.3844" calcext:value-type="float">
            <text:p>12.3844</text:p>
          </table:table-cell>
          <table:table-cell table:formula="of:=[.Y143]/1" office:value-type="float" office:value="2.07966414777498" calcext:value-type="float">
            <text:p>2.0796641478</text:p>
          </table:table-cell>
          <table:table-cell table:formula="of:=[.W143]/5955*1000" office:value-type="float" office:value="2.07966414777498" calcext:value-type="float">
            <text:p>2.0796641478</text:p>
          </table:table-cell>
          <table:table-cell table:number-columns-repeated="2"/>
          <table:table-cell office:value-type="float" office:value="8.96107472712007" calcext:value-type="float">
            <text:p>8.9610747271</text:p>
          </table:table-cell>
          <table:table-cell office:value-type="float" office:value="2.07966414777498" calcext:value-type="float">
            <text:p>2.0796641478</text:p>
          </table:table-cell>
          <table:table-cell table:formula="of:=[.AB143]*5" office:value-type="float" office:value="44.8053736356004" calcext:value-type="float">
            <text:p>44.8053736356</text:p>
          </table:table-cell>
          <table:table-cell table:formula="of:=[.AC143]*5" office:value-type="float" office:value="10.3983207388749" calcext:value-type="float">
            <text:p>10.39832073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A144]+[.C144]+[.E144])+0.338*([.B144]+[.D144]+[.F144])+0.0192*(397-[.A144]-[.B144]-[.C144]-[.D144]-[.E144]-[.F144])" office:value-type="float" office:value="13.2808" calcext:value-type="float">
            <text:p>13.2808</text:p>
          </table:table-cell>
          <table:table-cell table:formula="of:=[.L144]/0.25" office:value-type="float" office:value="8.92077246011755" calcext:value-type="float">
            <text:p>8.9207724601</text:p>
          </table:table-cell>
          <table:table-cell table:formula="of:=[.J144]/5955*1000" office:value-type="float" office:value="2.23019311502939" calcext:value-type="float">
            <text:p>2.2301931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N144]+[.P144]+[.R144])+0.338*([.O144]+[.Q144]+[.S144])+0.0192*(397-[.N144]-[.O144]-[.P144]-[.Q144]-[.R144]-[.S144])" office:value-type="float" office:value="12.6832" calcext:value-type="float">
            <text:p>12.6832</text:p>
          </table:table-cell>
          <table:table-cell table:formula="of:=[.Y144]/1" office:value-type="float" office:value="2.12984047019312" calcext:value-type="float">
            <text:p>2.1298404702</text:p>
          </table:table-cell>
          <table:table-cell table:formula="of:=[.W144]/5955*1000" office:value-type="float" office:value="2.12984047019312" calcext:value-type="float">
            <text:p>2.1298404702</text:p>
          </table:table-cell>
          <table:table-cell table:number-columns-repeated="2"/>
          <table:table-cell office:value-type="float" office:value="8.92077246011755" calcext:value-type="float">
            <text:p>8.9207724601</text:p>
          </table:table-cell>
          <table:table-cell office:value-type="float" office:value="2.12984047019312" calcext:value-type="float">
            <text:p>2.1298404702</text:p>
          </table:table-cell>
          <table:table-cell table:formula="of:=[.AB144]*5" office:value-type="float" office:value="44.6038623005878" calcext:value-type="float">
            <text:p>44.6038623006</text:p>
          </table:table-cell>
          <table:table-cell table:formula="of:=[.AC144]*5" office:value-type="float" office:value="10.6492023509656" calcext:value-type="float">
            <text:p>10.64920235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formula="of:=SUM([.J125:.J144])/20" office:value-type="float" office:value="13.4075" calcext:value-type="float">
            <text:p>13.4075</text:p>
          </table:table-cell>
          <table:table-cell table:formula="of:=SUM([.K125:.K144])/20" office:value-type="float" office:value="9.00587741393787" calcext:value-type="float">
            <text:p>9.0058774139</text:p>
          </table:table-cell>
          <table:table-cell table:formula="of:=SUM([.L125:.L144])/20" office:value-type="float" office:value="2.25146935348447" calcext:value-type="float">
            <text:p>2.2514693535</text:p>
          </table:table-cell>
          <table:table-cell table:number-columns-repeated="5"/>
          <table:table-cell table:formula="of:=[.K146]-[.X146]" office:value-type="float" office:value="6.62057094878253" calcext:value-type="float">
            <text:p>6.6205709488</text:p>
          </table:table-cell>
          <table:table-cell table:number-columns-repeated="5"/>
          <table:table-cell table:formula="of:=SUM([.X125:.X144])/20" office:value-type="float" office:value="2.38530646515533" calcext:value-type="float">
            <text:p>2.3853064652</text:p>
          </table:table-cell>
          <table:table-cell table:formula="of:=SUM([.Y125:.Y144])/20" office:value-type="float" office:value="2.38530646515533" calcext:value-type="float">
            <text:p>2.3853064652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formula="of:=([.Y146]-[.L146])" office:value-type="float" office:value="0.133837111670866" calcext:value-type="float">
            <text:p>0.1338371117</text:p>
          </table:table-cell>
          <table:table-cell table:number-columns-repeated="6"/>
        </table:table-row>
        <table:table-row table:style-name="ro1" table:number-rows-repeated="20">
          <table:table-cell table:number-columns-repeated="31"/>
        </table:table-row>
        <table:table-row table:style-name="ro1">
          <table:table-cell office:value-type="string" calcext:value-type="string">
            <text:p>Testbed 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/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Routing</text:p>
          </table:table-cell>
          <table:table-cell/>
          <table:table-cell office:value-type="string" calcext:value-type="string">
            <text:p>Applicaiotn</text:p>
          </table:table-cell>
          <table:table-cell table:number-columns-repeated="2"/>
          <table:table-cell office:value-type="string" calcext:value-type="string">
            <text:p>nodeID</text:p>
          </table:table-cell>
          <table:table-cell/>
          <table:table-cell office:value-type="string" calcext:value-type="string">
            <text:p>Energy(mJ)</text:p>
          </table:table-cell>
          <table:table-cell office:value-type="string" calcext:value-type="string">
            <text:p>P(mW)/PDR_AVERAGE</text:p>
          </table:table-cell>
          <table:table-cell office:value-type="string" calcext:value-type="string">
            <text:p>P(m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A172]+[.C172]+[.E172])+0.338*([.B172]+[.D172]+[.F172])+0.0192*(397-[.A172]-[.B172]-[.C172]-[.D172]-[.E172]-[.F172])" office:value-type="float" office:value="17.804" calcext:value-type="float">
            <text:p>17.804</text:p>
          </table:table-cell>
          <table:table-cell table:formula="of:=[.L172]/0.9002" office:value-type="float" office:value="3.32121362712382" calcext:value-type="float">
            <text:p>3.3212136271</text:p>
          </table:table-cell>
          <table:table-cell table:formula="of:=[.J172]/5955*1000" office:value-type="float" office:value="2.98975650713686" calcext:value-type="float">
            <text:p>2.98975650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0.318*([.N172]+[.P172]+[.R172])+0.338*([.O172]+[.Q172]+[.S172])+0.0192*(397-[.N172]-[.O172]-[.P172]-[.Q172]-[.R172]-[.S172])" office:value-type="float" office:value="18.7604" calcext:value-type="float">
            <text:p>18.7604</text:p>
          </table:table-cell>
          <table:table-cell table:formula="of:=[.Y172]/0.9471" office:value-type="float" office:value="3.32632355732436" calcext:value-type="float">
            <text:p>3.3263235573</text:p>
          </table:table-cell>
          <table:table-cell table:formula="of:=[.W172]/5955*1000" office:value-type="float" office:value="3.1503610411419" calcext:value-type="float">
            <text:p>3.15036104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A173]+[.C173]+[.E173])+0.338*([.B173]+[.D173]+[.F173])+0.0192*(397-[.A173]-[.B173]-[.C173]-[.D173]-[.E173]-[.F173])" office:value-type="float" office:value="12.6832" calcext:value-type="float">
            <text:p>12.6832</text:p>
          </table:table-cell>
          <table:table-cell table:formula="of:=[.L173]/0.9002" office:value-type="float" office:value="2.36596364162754" calcext:value-type="float">
            <text:p>2.3659636416</text:p>
          </table:table-cell>
          <table:table-cell table:formula="of:=[.J173]/5955*1000" office:value-type="float" office:value="2.12984047019312" calcext:value-type="float">
            <text:p>2.1298404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0.318*([.N173]+[.P173]+[.R173])+0.338*([.O173]+[.Q173]+[.S173])+0.0192*(397-[.N173]-[.O173]-[.P173]-[.Q173]-[.R173]-[.S173])" office:value-type="float" office:value="13.6396" calcext:value-type="float">
            <text:p>13.6396</text:p>
          </table:table-cell>
          <table:table-cell table:formula="of:=[.Y173]/0.9471" office:value-type="float" office:value="2.41837715573662" calcext:value-type="float">
            <text:p>2.4183771557</text:p>
          </table:table-cell>
          <table:table-cell table:formula="of:=[.W173]/5955*1000" office:value-type="float" office:value="2.29044500419815" calcext:value-type="float">
            <text:p>2.29044500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A174]+[.C174]+[.E174])+0.338*([.B174]+[.D174]+[.F174])+0.0192*(397-[.A174]-[.B174]-[.C174]-[.D174]-[.E174]-[.F174])" office:value-type="float" office:value="12.6832" calcext:value-type="float">
            <text:p>12.6832</text:p>
          </table:table-cell>
          <table:table-cell table:formula="of:=[.L174]/0.9002" office:value-type="float" office:value="2.36596364162754" calcext:value-type="float">
            <text:p>2.3659636416</text:p>
          </table:table-cell>
          <table:table-cell table:formula="of:=[.J174]/5955*1000" office:value-type="float" office:value="2.12984047019312" calcext:value-type="float">
            <text:p>2.12984047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0.318*([.N174]+[.P174]+[.R174])+0.338*([.O174]+[.Q174]+[.S174])+0.0192*(397-[.N174]-[.O174]-[.P174]-[.Q174]-[.R174]-[.S174])" office:value-type="float" office:value="13.6196" calcext:value-type="float">
            <text:p>13.6196</text:p>
          </table:table-cell>
          <table:table-cell table:formula="of:=[.Y174]/0.9471" office:value-type="float" office:value="2.41483104418535" calcext:value-type="float">
            <text:p>2.4148310442</text:p>
          </table:table-cell>
          <table:table-cell table:formula="of:=[.W174]/5955*1000" office:value-type="float" office:value="2.28708648194794" calcext:value-type="float">
            <text:p>2.28708648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A175]+[.C175]+[.E175])+0.338*([.B175]+[.D175]+[.F175])+0.0192*(397-[.A175]-[.B175]-[.C175]-[.D175]-[.E175]-[.F175])" office:value-type="float" office:value="12.3844" calcext:value-type="float">
            <text:p>12.3844</text:p>
          </table:table-cell>
          <table:table-cell table:formula="of:=[.L175]/0.9002" office:value-type="float" office:value="2.31022455873692" calcext:value-type="float">
            <text:p>2.3102245587</text:p>
          </table:table-cell>
          <table:table-cell table:formula="of:=[.J175]/5955*1000" office:value-type="float" office:value="2.07966414777498" calcext:value-type="float">
            <text:p>2.07966414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0.318*([.N175]+[.P175]+[.R175])+0.338*([.O175]+[.Q175]+[.S175])+0.0192*(397-[.N175]-[.O175]-[.P175]-[.Q175]-[.R175]-[.S175])" office:value-type="float" office:value="13.6396" calcext:value-type="float">
            <text:p>13.6396</text:p>
          </table:table-cell>
          <table:table-cell table:formula="of:=[.Y175]/0.9471" office:value-type="float" office:value="2.41837715573662" calcext:value-type="float">
            <text:p>2.4183771557</text:p>
          </table:table-cell>
          <table:table-cell table:formula="of:=[.W175]/5955*1000" office:value-type="float" office:value="2.29044500419815" calcext:value-type="float">
            <text:p>2.29044500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A176]+[.C176]+[.E176])+0.338*([.B176]+[.D176]+[.F176])+0.0192*(397-[.A176]-[.B176]-[.C176]-[.D176]-[.E176]-[.F176])" office:value-type="float" office:value="15.2336" calcext:value-type="float">
            <text:p>15.2336</text:p>
          </table:table-cell>
          <table:table-cell table:formula="of:=[.L176]/0.9002" office:value-type="float" office:value="2.84172320322138" calcext:value-type="float">
            <text:p>2.8417232032</text:p>
          </table:table-cell>
          <table:table-cell table:formula="of:=[.J176]/5955*1000" office:value-type="float" office:value="2.55811922753988" calcext:value-type="float">
            <text:p>2.55811922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0.318*([.N176]+[.P176]+[.R176])+0.338*([.O176]+[.Q176]+[.S176])+0.0192*(397-[.N176]-[.O176]-[.P176]-[.Q176]-[.R176]-[.S176])" office:value-type="float" office:value="13.3208" calcext:value-type="float">
            <text:p>13.3208</text:p>
          </table:table-cell>
          <table:table-cell table:formula="of:=[.Y176]/0.9471" office:value-type="float" office:value="2.36185213760934" calcext:value-type="float">
            <text:p>2.3618521376</text:p>
          </table:table-cell>
          <table:table-cell table:formula="of:=[.W176]/5955*1000" office:value-type="float" office:value="2.23691015952981" calcext:value-type="float">
            <text:p>2.23691015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A177]+[.C177]+[.E177])+0.338*([.B177]+[.D177]+[.F177])+0.0192*(397-[.A177]-[.B177]-[.C177]-[.D177]-[.E177]-[.F177])" office:value-type="float" office:value="16.4688" calcext:value-type="float">
            <text:p>16.4688</text:p>
          </table:table-cell>
          <table:table-cell table:formula="of:=[.L177]/0.9002" office:value-type="float" office:value="3.07214125940107" calcext:value-type="float">
            <text:p>3.0721412594</text:p>
          </table:table-cell>
          <table:table-cell table:formula="of:=[.J177]/5955*1000" office:value-type="float" office:value="2.76554156171285" calcext:value-type="float">
            <text:p>2.76554156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0.318*([.N177]+[.P177]+[.R177])+0.338*([.O177]+[.Q177]+[.S177])+0.0192*(397-[.N177]-[.O177]-[.P177]-[.Q177]-[.R177]-[.S177])" office:value-type="float" office:value="17.4652" calcext:value-type="float">
            <text:p>17.4652</text:p>
          </table:table-cell>
          <table:table-cell table:formula="of:=[.Y177]/0.9471" office:value-type="float" office:value="3.09667737326397" calcext:value-type="float">
            <text:p>3.0966773733</text:p>
          </table:table-cell>
          <table:table-cell table:formula="of:=[.W177]/5955*1000" office:value-type="float" office:value="2.9328631402183" calcext:value-type="float">
            <text:p>2.93286314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A178]+[.C178]+[.E178])+0.338*([.B178]+[.D178]+[.F178])+0.0192*(397-[.A178]-[.B178]-[.C178]-[.D178]-[.E178]-[.F178])" office:value-type="float" office:value="12.6832" calcext:value-type="float">
            <text:p>12.6832</text:p>
          </table:table-cell>
          <table:table-cell table:formula="of:=[.L178]/0.9002" office:value-type="float" office:value="2.36596364162754" calcext:value-type="float">
            <text:p>2.3659636416</text:p>
          </table:table-cell>
          <table:table-cell table:formula="of:=[.J178]/5955*1000" office:value-type="float" office:value="2.12984047019312" calcext:value-type="float">
            <text:p>2.1298404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0.318*([.N178]+[.P178]+[.R178])+0.338*([.O178]+[.Q178]+[.S178])+0.0192*(397-[.N178]-[.O178]-[.P178]-[.Q178]-[.R178]-[.S178])" office:value-type="float" office:value="13.9384" calcext:value-type="float">
            <text:p>13.9384</text:p>
          </table:table-cell>
          <table:table-cell table:formula="of:=[.Y178]/0.9471" office:value-type="float" office:value="2.47135606231263" calcext:value-type="float">
            <text:p>2.4713560623</text:p>
          </table:table-cell>
          <table:table-cell table:formula="of:=[.W178]/5955*1000" office:value-type="float" office:value="2.34062132661629" calcext:value-type="float">
            <text:p>2.34062132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A179]+[.C179]+[.E179])+0.338*([.B179]+[.D179]+[.F179])+0.0192*(397-[.A179]-[.B179]-[.C179]-[.D179]-[.E179]-[.F179])" office:value-type="float" office:value="14.2772" calcext:value-type="float">
            <text:p>14.2772</text:p>
          </table:table-cell>
          <table:table-cell table:formula="of:=[.L179]/0.9002" office:value-type="float" office:value="2.66331336762369" calcext:value-type="float">
            <text:p>2.6633133676</text:p>
          </table:table-cell>
          <table:table-cell table:formula="of:=[.J179]/5955*1000" office:value-type="float" office:value="2.39751469353484" calcext:value-type="float">
            <text:p>2.39751469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0.318*([.N179]+[.P179]+[.R179])+0.338*([.O179]+[.Q179]+[.S179])+0.0192*(397-[.N179]-[.O179]-[.P179]-[.Q179]-[.R179]-[.S179])" office:value-type="float" office:value="14.596" calcext:value-type="float">
            <text:p>14.596</text:p>
          </table:table-cell>
          <table:table-cell table:formula="of:=[.Y179]/0.9471" office:value-type="float" office:value="2.58795221011846" calcext:value-type="float">
            <text:p>2.5879522101</text:p>
          </table:table-cell>
          <table:table-cell table:formula="of:=[.W179]/5955*1000" office:value-type="float" office:value="2.45104953820319" calcext:value-type="float">
            <text:p>2.45104953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A180]+[.C180]+[.E180])+0.338*([.B180]+[.D180]+[.F180])+0.0192*(397-[.A180]-[.B180]-[.C180]-[.D180]-[.E180]-[.F180])" office:value-type="float" office:value="14.9148" calcext:value-type="float">
            <text:p>14.9148</text:p>
          </table:table-cell>
          <table:table-cell table:formula="of:=[.L180]/0.9002" office:value-type="float" office:value="2.78225325802215" calcext:value-type="float">
            <text:p>2.782253258</text:p>
          </table:table-cell>
          <table:table-cell table:formula="of:=[.J180]/5955*1000" office:value-type="float" office:value="2.50458438287154" calcext:value-type="float">
            <text:p>2.50458438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0.318*([.N180]+[.P180]+[.R180])+0.338*([.O180]+[.Q180]+[.S180])+0.0192*(397-[.N180]-[.O180]-[.P180]-[.Q180]-[.R180]-[.S180])" office:value-type="float" office:value="16.5088" calcext:value-type="float">
            <text:p>16.5088</text:p>
          </table:table-cell>
          <table:table-cell table:formula="of:=[.Y180]/0.9471" office:value-type="float" office:value="2.92710231888213" calcext:value-type="float">
            <text:p>2.9271023189</text:p>
          </table:table-cell>
          <table:table-cell table:formula="of:=[.W180]/5955*1000" office:value-type="float" office:value="2.77225860621327" calcext:value-type="float">
            <text:p>2.772258606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A181]+[.C181]+[.E181])+0.338*([.B181]+[.D181]+[.F181])+0.0192*(397-[.A181]-[.B181]-[.C181]-[.D181]-[.E181]-[.F181])" office:value-type="float" office:value="12.3844" calcext:value-type="float">
            <text:p>12.3844</text:p>
          </table:table-cell>
          <table:table-cell table:formula="of:=[.L181]/0.9002" office:value-type="float" office:value="2.31022455873692" calcext:value-type="float">
            <text:p>2.3102245587</text:p>
          </table:table-cell>
          <table:table-cell table:formula="of:=[.J181]/5955*1000" office:value-type="float" office:value="2.07966414777498" calcext:value-type="float">
            <text:p>2.07966414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0.318*([.N181]+[.P181]+[.R181])+0.338*([.O181]+[.Q181]+[.S181])+0.0192*(397-[.N181]-[.O181]-[.P181]-[.Q181]-[.R181]-[.S181])" office:value-type="float" office:value="12.3844" calcext:value-type="float">
            <text:p>12.3844</text:p>
          </table:table-cell>
          <table:table-cell table:formula="of:=[.Y181]/0.9471" office:value-type="float" office:value="2.19582319477878" calcext:value-type="float">
            <text:p>2.1958231948</text:p>
          </table:table-cell>
          <table:table-cell table:formula="of:=[.W181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A182]+[.C182]+[.E182])+0.338*([.B182]+[.D182]+[.F182])+0.0192*(397-[.A182]-[.B182]-[.C182]-[.D182]-[.E182]-[.F182])" office:value-type="float" office:value="13.9384" calcext:value-type="float">
            <text:p>13.9384</text:p>
          </table:table-cell>
          <table:table-cell table:formula="of:=[.L182]/0.9002" office:value-type="float" office:value="2.60011256011585" calcext:value-type="float">
            <text:p>2.6001125601</text:p>
          </table:table-cell>
          <table:table-cell table:formula="of:=[.J182]/5955*1000" office:value-type="float" office:value="2.34062132661629" calcext:value-type="float">
            <text:p>2.34062132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0.318*([.N182]+[.P182]+[.R182])+0.338*([.O182]+[.Q182]+[.S182])+0.0192*(397-[.N182]-[.O182]-[.P182]-[.Q182]-[.R182]-[.S182])" office:value-type="float" office:value="14.2972" calcext:value-type="float">
            <text:p>14.2972</text:p>
          </table:table-cell>
          <table:table-cell table:formula="of:=[.Y182]/0.9471" office:value-type="float" office:value="2.53497330354245" calcext:value-type="float">
            <text:p>2.5349733035</text:p>
          </table:table-cell>
          <table:table-cell table:formula="of:=[.W182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A183]+[.C183]+[.E183])+0.338*([.B183]+[.D183]+[.F183])+0.0192*(397-[.A183]-[.B183]-[.C183]-[.D183]-[.E183]-[.F183])" office:value-type="float" office:value="12.3844" calcext:value-type="float">
            <text:p>12.3844</text:p>
          </table:table-cell>
          <table:table-cell table:formula="of:=[.L183]/0.9002" office:value-type="float" office:value="2.31022455873692" calcext:value-type="float">
            <text:p>2.3102245587</text:p>
          </table:table-cell>
          <table:table-cell table:formula="of:=[.J183]/5955*1000" office:value-type="float" office:value="2.07966414777498" calcext:value-type="float">
            <text:p>2.07966414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0.318*([.N183]+[.P183]+[.R183])+0.338*([.O183]+[.Q183]+[.S183])+0.0192*(397-[.N183]-[.O183]-[.P183]-[.Q183]-[.R183]-[.S183])" office:value-type="float" office:value="14.536" calcext:value-type="float">
            <text:p>14.536</text:p>
          </table:table-cell>
          <table:table-cell table:formula="of:=[.Y183]/0.9471" office:value-type="float" office:value="2.57731387546464" calcext:value-type="float">
            <text:p>2.5773138755</text:p>
          </table:table-cell>
          <table:table-cell table:formula="of:=[.W183]/5955*1000" office:value-type="float" office:value="2.44097397145256" calcext:value-type="float">
            <text:p>2.44097397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A184]+[.C184]+[.E184])+0.338*([.B184]+[.D184]+[.F184])+0.0192*(397-[.A184]-[.B184]-[.C184]-[.D184]-[.E184]-[.F184])" office:value-type="float" office:value="18.3816" calcext:value-type="float">
            <text:p>18.3816</text:p>
          </table:table-cell>
          <table:table-cell table:formula="of:=[.L184]/0.9002" office:value-type="float" office:value="3.42896093059645" calcext:value-type="float">
            <text:p>3.4289609306</text:p>
          </table:table-cell>
          <table:table-cell table:formula="of:=[.J184]/5955*1000" office:value-type="float" office:value="3.08675062972292" calcext:value-type="float">
            <text:p>3.08675062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0.318*([.N184]+[.P184]+[.R184])+0.338*([.O184]+[.Q184]+[.S184])+0.0192*(397-[.N184]-[.O184]-[.P184]-[.Q184]-[.R184]-[.S184])" office:value-type="float" office:value="14.2972" calcext:value-type="float">
            <text:p>14.2972</text:p>
          </table:table-cell>
          <table:table-cell table:formula="of:=[.Y184]/0.9471" office:value-type="float" office:value="2.53497330354245" calcext:value-type="float">
            <text:p>2.5349733035</text:p>
          </table:table-cell>
          <table:table-cell table:formula="of:=[.W184]/5955*1000" office:value-type="float" office:value="2.40087321578505" calcext:value-type="float">
            <text:p>2.40087321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A185]+[.C185]+[.E185])+0.338*([.B185]+[.D185]+[.F185])+0.0192*(397-[.A185]-[.B185]-[.C185]-[.D185]-[.E185]-[.F185])" office:value-type="float" office:value="15.5724" calcext:value-type="float">
            <text:p>15.5724</text:p>
          </table:table-cell>
          <table:table-cell table:formula="of:=[.L185]/0.9002" office:value-type="float" office:value="2.90492401072921" calcext:value-type="float">
            <text:p>2.9049240107</text:p>
          </table:table-cell>
          <table:table-cell table:formula="of:=[.J185]/5955*1000" office:value-type="float" office:value="2.61501259445844" calcext:value-type="float">
            <text:p>2.615012594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0.318*([.N185]+[.P185]+[.R185])+0.338*([.O185]+[.Q185]+[.S185])+0.0192*(397-[.N185]-[.O185]-[.P185]-[.Q185]-[.R185]-[.S185])" office:value-type="float" office:value="18.0628" calcext:value-type="float">
            <text:p>18.0628</text:p>
          </table:table-cell>
          <table:table-cell table:formula="of:=[.Y185]/0.9471" office:value-type="float" office:value="3.20263518641598" calcext:value-type="float">
            <text:p>3.2026351864</text:p>
          </table:table-cell>
          <table:table-cell table:formula="of:=[.W185]/5955*1000" office:value-type="float" office:value="3.03321578505458" calcext:value-type="float">
            <text:p>3.033215785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A186]+[.C186]+[.E186])+0.338*([.B186]+[.D186]+[.F186])+0.0192*(397-[.A186]-[.B186]-[.C186]-[.D186]-[.E186]-[.F186])" office:value-type="float" office:value="12.6632" calcext:value-type="float">
            <text:p>12.6632</text:p>
          </table:table-cell>
          <table:table-cell table:formula="of:=[.L186]/0.9002" office:value-type="float" office:value="2.36223277931893" calcext:value-type="float">
            <text:p>2.3622327793</text:p>
          </table:table-cell>
          <table:table-cell table:formula="of:=[.J186]/5955*1000" office:value-type="float" office:value="2.12648194794291" calcext:value-type="float">
            <text:p>2.12648194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0.318*([.N186]+[.P186]+[.R186])+0.338*([.O186]+[.Q186]+[.S186])+0.0192*(397-[.N186]-[.O186]-[.P186]-[.Q186]-[.R186]-[.S186])" office:value-type="float" office:value="12.3844" calcext:value-type="float">
            <text:p>12.3844</text:p>
          </table:table-cell>
          <table:table-cell table:formula="of:=[.Y186]/0.9471" office:value-type="float" office:value="2.19582319477878" calcext:value-type="float">
            <text:p>2.1958231948</text:p>
          </table:table-cell>
          <table:table-cell table:formula="of:=[.W186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A187]+[.C187]+[.E187])+0.338*([.B187]+[.D187]+[.F187])+0.0192*(397-[.A187]-[.B187]-[.C187]-[.D187]-[.E187]-[.F187])" office:value-type="float" office:value="14.8948" calcext:value-type="float">
            <text:p>14.8948</text:p>
          </table:table-cell>
          <table:table-cell table:formula="of:=[.L187]/0.9002" office:value-type="float" office:value="2.77852239571354" calcext:value-type="float">
            <text:p>2.7785223957</text:p>
          </table:table-cell>
          <table:table-cell table:formula="of:=[.J187]/5955*1000" office:value-type="float" office:value="2.50122586062133" calcext:value-type="float">
            <text:p>2.50122586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0.318*([.N187]+[.P187]+[.R187])+0.338*([.O187]+[.Q187]+[.S187])+0.0192*(397-[.N187]-[.O187]-[.P187]-[.Q187]-[.R187]-[.S187])" office:value-type="float" office:value="14.596" calcext:value-type="float">
            <text:p>14.596</text:p>
          </table:table-cell>
          <table:table-cell table:formula="of:=[.Y187]/0.9471" office:value-type="float" office:value="2.58795221011846" calcext:value-type="float">
            <text:p>2.5879522101</text:p>
          </table:table-cell>
          <table:table-cell table:formula="of:=[.W187]/5955*1000" office:value-type="float" office:value="2.45104953820319" calcext:value-type="float">
            <text:p>2.45104953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A188]+[.C188]+[.E188])+0.338*([.B188]+[.D188]+[.F188])+0.0192*(397-[.A188]-[.B188]-[.C188]-[.D188]-[.E188]-[.F188])" office:value-type="float" office:value="12.3844" calcext:value-type="float">
            <text:p>12.3844</text:p>
          </table:table-cell>
          <table:table-cell table:formula="of:=[.L188]/0.9002" office:value-type="float" office:value="2.31022455873692" calcext:value-type="float">
            <text:p>2.3102245587</text:p>
          </table:table-cell>
          <table:table-cell table:formula="of:=[.J188]/5955*1000" office:value-type="float" office:value="2.07966414777498" calcext:value-type="float">
            <text:p>2.079664147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0.318*([.N188]+[.P188]+[.R188])+0.338*([.O188]+[.Q188]+[.S188])+0.0192*(397-[.N188]-[.O188]-[.P188]-[.Q188]-[.R188]-[.S188])" office:value-type="float" office:value="14.596" calcext:value-type="float">
            <text:p>14.596</text:p>
          </table:table-cell>
          <table:table-cell table:formula="of:=[.Y188]/0.9471" office:value-type="float" office:value="2.58795221011846" calcext:value-type="float">
            <text:p>2.5879522101</text:p>
          </table:table-cell>
          <table:table-cell table:formula="of:=[.W188]/5955*1000" office:value-type="float" office:value="2.45104953820319" calcext:value-type="float">
            <text:p>2.451049538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A189]+[.C189]+[.E189])+0.338*([.B189]+[.D189]+[.F189])+0.0192*(397-[.A189]-[.B189]-[.C189]-[.D189]-[.E189]-[.F189])" office:value-type="float" office:value="13.6396" calcext:value-type="float">
            <text:p>13.6396</text:p>
          </table:table-cell>
          <table:table-cell table:formula="of:=[.L189]/0.9002" office:value-type="float" office:value="2.54437347722523" calcext:value-type="float">
            <text:p>2.5443734772</text:p>
          </table:table-cell>
          <table:table-cell table:formula="of:=[.J189]/5955*1000" office:value-type="float" office:value="2.29044500419815" calcext:value-type="float">
            <text:p>2.290445004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0.318*([.N189]+[.P189]+[.R189])+0.338*([.O189]+[.Q189]+[.S189])+0.0192*(397-[.N189]-[.O189]-[.P189]-[.Q189]-[.R189]-[.S189])" office:value-type="float" office:value="13.3408" calcext:value-type="float">
            <text:p>13.3408</text:p>
          </table:table-cell>
          <table:table-cell table:formula="of:=[.Y189]/0.9471" office:value-type="float" office:value="2.36539824916061" calcext:value-type="float">
            <text:p>2.3653982492</text:p>
          </table:table-cell>
          <table:table-cell table:formula="of:=[.W189]/5955*1000" office:value-type="float" office:value="2.24026868178002" calcext:value-type="float">
            <text:p>2.24026868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A190]+[.C190]+[.E190])+0.338*([.B190]+[.D190]+[.F190])+0.0192*(397-[.A190]-[.B190]-[.C190]-[.D190]-[.E190]-[.F190])" office:value-type="float" office:value="13.3408" calcext:value-type="float">
            <text:p>13.3408</text:p>
          </table:table-cell>
          <table:table-cell table:formula="of:=[.L190]/0.9002" office:value-type="float" office:value="2.48863439433461" calcext:value-type="float">
            <text:p>2.4886343943</text:p>
          </table:table-cell>
          <table:table-cell table:formula="of:=[.J190]/5955*1000" office:value-type="float" office:value="2.24026868178002" calcext:value-type="float">
            <text:p>2.24026868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0.318*([.N190]+[.P190]+[.R190])+0.338*([.O190]+[.Q190]+[.S190])+0.0192*(397-[.N190]-[.O190]-[.P190]-[.Q190]-[.R190]-[.S190])" office:value-type="float" office:value="12.3844" calcext:value-type="float">
            <text:p>12.3844</text:p>
          </table:table-cell>
          <table:table-cell table:formula="of:=[.Y190]/0.9471" office:value-type="float" office:value="2.19582319477878" calcext:value-type="float">
            <text:p>2.1958231948</text:p>
          </table:table-cell>
          <table:table-cell table:formula="of:=[.W190]/5955*1000" office:value-type="float" office:value="2.07966414777498" calcext:value-type="float">
            <text:p>2.07966414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A191]+[.C191]+[.E191])+0.338*([.B191]+[.D191]+[.F191])+0.0192*(397-[.A191]-[.B191]-[.C191]-[.D191]-[.E191]-[.F191])" office:value-type="float" office:value="12.6832" calcext:value-type="float">
            <text:p>12.6832</text:p>
          </table:table-cell>
          <table:table-cell table:formula="of:=[.L191]/0.9002" office:value-type="float" office:value="2.36596364162754" calcext:value-type="float">
            <text:p>2.3659636416</text:p>
          </table:table-cell>
          <table:table-cell table:formula="of:=[.J191]/5955*1000" office:value-type="float" office:value="2.12984047019312" calcext:value-type="float">
            <text:p>2.12984047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0.318*([.N191]+[.P191]+[.R191])+0.338*([.O191]+[.Q191]+[.S191])+0.0192*(397-[.N191]-[.O191]-[.P191]-[.Q191]-[.R191]-[.S191])" office:value-type="float" office:value="13.2808" calcext:value-type="float">
            <text:p>13.2808</text:p>
          </table:table-cell>
          <table:table-cell table:formula="of:=[.Y191]/0.9471" office:value-type="float" office:value="2.3547599145068" calcext:value-type="float">
            <text:p>2.3547599145</text:p>
          </table:table-cell>
          <table:table-cell table:formula="of:=[.W191]/5955*1000" office:value-type="float" office:value="2.23019311502939" calcext:value-type="float">
            <text:p>2.230193115</text:p>
          </table:table-cell>
          <table:table-cell table:number-columns-repeated="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0"/>
          <table:table-cell table:formula="of:=AVERAGE([.K172:.K191])" office:value-type="float" office:value="2.62465790324419" calcext:value-type="float">
            <text:p>2.6246579032</text:p>
          </table:table-cell>
          <table:table-cell table:formula="of:=AVERAGE([.L172:.L191])" office:value-type="float" office:value="2.36271704450042" calcext:value-type="float">
            <text:p>2.3627170445</text:p>
          </table:table-cell>
          <table:table-cell table:number-columns-repeated="4"/>
          <table:table-cell table:formula="of:=[.K195]-[.X195]" office:value-type="float" office:value="0.0568440606254081" calcext:value-type="float">
            <text:p>0.0568440606</text:p>
          </table:table-cell>
          <table:table-cell table:number-columns-repeated="4"/>
          <table:table-cell table:formula="of:=[.Y195]-[.L195]" office:value-type="float" office:value="0.0692594458438283" calcext:value-type="float">
            <text:p>0.0692594458</text:p>
          </table:table-cell>
          <table:table-cell/>
          <table:table-cell table:formula="of:=AVERAGE([.X172:.X191])" office:value-type="float" office:value="2.56781384261878" calcext:value-type="float">
            <text:p>2.5678138426</text:p>
          </table:table-cell>
          <table:table-cell table:formula="of:=AVERAGE([.Y172:.Y191])" office:value-type="float" office:value="2.43197649034425" calcext:value-type="float">
            <text:p>2.4319764903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table:formula="of:=([.Y195]-[.L195])" office:value-type="float" office:value="0.0692594458438283" calcext:value-type="float">
            <text:p>0.0692594458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9:38:09.786452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9:04.465897958</meta:creation-date>
    <meta:generator>LibreOffice/5.1.6.2$Linux_X86_64 LibreOffice_project/10m0$Build-2</meta:generator>
    <dc:date>2018-04-01T22:15:19.625625773</dc:date>
    <meta:editing-duration>PT22H18M14S</meta:editing-duration>
    <meta:editing-cycles>11</meta:editing-cycles>
    <meta:document-statistic meta:table-count="1" meta:cell-count="2569" meta:object-count="0"/>
  </office:meta>
</office:document-meta>
</file>